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9D000000237A702FEA8C9702C9.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text-properties officeooo:paragraph-rsid="0029cf53"/>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199cm" loext:contextual-spacing="false" fo:text-align="center" style:justify-single-word="false"/>
    </style:style>
    <style:style style:name="P4"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ist_20_1"/>
    <style:style style:name="P6" style:family="paragraph" style:parent-style-name="Standard" style:list-style-name="liste_20_1_20_dvp"/>
    <style:style style:name="P7" style:family="paragraph" style:parent-style-name="Standard" style:list-style-name="liste_20_1_20_dvp">
      <style:text-properties officeooo:paragraph-rsid="001a17e0"/>
    </style:style>
    <style:style style:name="P8" style:family="paragraph" style:parent-style-name="Standard">
      <style:text-properties officeooo:paragraph-rsid="00399f87"/>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57b3"/>
    </style:style>
    <style:style style:name="T2" style:family="text">
      <style:text-properties officeooo:rsid="00399f87"/>
    </style:style>
    <style:style style:name="T3" style:family="text"/>
    <style:style style:name="T4" style:family="text">
      <style:text-properties officeooo:rsid="003b1517"/>
    </style:style>
    <style:style style:name="T5" style:family="text">
      <style:text-properties officeooo:rsid="00356162"/>
    </style:style>
    <style:style style:name="T6" style:family="text">
      <style:text-properties officeooo:rsid="0032ff54"/>
    </style:style>
    <style:style style:name="T7" style:family="text">
      <style:text-properties officeooo:rsid="001e57b3"/>
    </style:style>
    <style:style style:name="T8" style:family="text">
      <style:text-properties officeooo:rsid="0017ec23"/>
    </style:style>
    <style:style style:name="T9" style:family="text">
      <style:text-properties officeooo:rsid="0018f1e8"/>
    </style:style>
    <style:style style:name="T10" style:family="text">
      <style:text-properties officeooo:rsid="001a17e0"/>
    </style:style>
    <style:style style:name="T11" style:family="text">
      <style:text-properties officeooo:rsid="001b7152"/>
    </style:style>
    <style:style style:name="T12" style:family="text">
      <style:text-properties officeooo:rsid="001d3b58"/>
    </style:style>
    <style:style style:name="T13" style:family="text">
      <style:text-properties officeooo:rsid="0021fb79"/>
    </style:style>
    <style:style style:name="T14" style:family="text">
      <style:text-properties officeooo:rsid="0022497b"/>
    </style:style>
    <style:style style:name="T15" style:family="text">
      <style:text-properties officeooo:rsid="002310b1"/>
    </style:style>
    <style:style style:name="T16" style:family="text">
      <style:text-properties officeooo:rsid="0023f118"/>
    </style:style>
    <style:style style:name="T17" style:family="text">
      <style:text-properties officeooo:rsid="002502a8"/>
    </style:style>
    <style:style style:name="T18" style:family="text">
      <style:text-properties officeooo:rsid="00255bd9"/>
    </style:style>
    <style:style style:name="T19" style:family="text">
      <style:text-properties officeooo:rsid="00258ad0"/>
    </style:style>
    <style:style style:name="T20" style:family="text">
      <style:text-properties officeooo:rsid="00274631"/>
    </style:style>
    <style:style style:name="T21" style:family="text">
      <style:text-properties officeooo:rsid="00277008"/>
    </style:style>
    <style:style style:name="T22" style:family="text">
      <style:text-properties officeooo:rsid="002a9905"/>
    </style:style>
    <style:style style:name="T23"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4" style:family="text">
      <style:text-properties style:font-name="Verdana" fo:font-size="10pt"/>
    </style:style>
    <style:style style:name="T25" style:family="text">
      <style:text-properties fo:font-style="italic" style:font-style-asian="italic" style:font-style-complex="italic"/>
    </style:style>
    <style:style style:name="T26" style:family="text">
      <style:text-properties fo:font-weight="normal" officeooo:rsid="00255bd9" style:font-weight-asian="normal" style:font-weight-complex="normal"/>
    </style:style>
    <style:style style:name="T27" style:family="text">
      <style:text-properties officeooo:rsid="0029cf53"/>
    </style:style>
    <style:style style:name="T28" style:family="text">
      <style:text-properties officeooo:rsid="002d52d7"/>
    </style:style>
    <style:style style:name="T29" style:family="text">
      <style:text-properties officeooo:rsid="0031178d"/>
    </style:style>
    <style:style style:name="T30" style:family="text">
      <style:text-properties officeooo:rsid="0032ff54"/>
    </style:style>
    <style:style style:name="T31" style:family="text">
      <style:text-properties officeooo:rsid="00351339"/>
    </style:style>
    <style:style style:name="T32" style:family="text">
      <style:text-properties officeooo:rsid="00356162"/>
    </style:style>
    <style:style style:name="T33" style:family="text">
      <style:text-properties officeooo:rsid="0038384e"/>
    </style:style>
    <style:style style:name="T34" style:family="text">
      <style:text-properties officeooo:rsid="00399f87"/>
    </style:style>
    <style:style style:name="T35" style:family="text">
      <style:text-properties officeooo:rsid="003a1644"/>
    </style:style>
    <style:style style:name="T36" style:family="text">
      <style:text-properties officeooo:rsid="003b1517"/>
    </style:style>
    <style:style style:name="T37" style:family="text">
      <style:text-properties officeooo:rsid="003e247b"/>
    </style:style>
    <style:style style:name="T38" style:family="text">
      <style:text-properties officeooo:rsid="0041af9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size="10pt" fo:language="fr" fo:country="FR" style:language-asian="zxx" style:country-asian="none" style:language-complex="zxx" style:country-complex="none"/>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size="10pt" fo:language="fr" fo:country="FR" fo:font-style="italic" style:language-asian="zxx" style:country-asian="none" style:language-complex="zxx" style:country-complex="none"/>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12340848" text:id="ct112340848">
          <text:deletion>
            <office:change-info>
              <dc:creator>bruno barthel</dc:creator>
              <dc:date>2019-05-05T10:42:26</dc:date>
            </office:change-info>
            <text:p text:style-name="Standard">contenant</text:p>
          </text:deletion>
        </text:changed-region>
        <text:changed-region xml:id="ct396472896" text:id="ct396472896">
          <text:insertion>
            <office:change-info>
              <dc:creator>bruno barthel</dc:creator>
              <dc:date>2019-05-05T10:42:42</dc:date>
            </office:change-info>
          </text:insertion>
        </text:changed-region>
        <text:changed-region xml:id="ct396473568" text:id="ct396473568">
          <text:deletion>
            <office:change-info>
              <dc:creator>bruno barthel</dc:creator>
              <dc:date>2019-05-05T10:48:58</dc:date>
            </office:change-info>
            <text:p text:style-name="Standard">,</text:p>
          </text:deletion>
        </text:changed-region>
        <text:changed-region xml:id="ct396458784" text:id="ct396458784">
          <text:insertion>
            <office:change-info>
              <dc:creator>bruno barthel</dc:creator>
              <dc:date>2019-05-05T10:49:36</dc:date>
            </office:change-info>
          </text:insertion>
        </text:changed-region>
        <text:changed-region xml:id="ct396452736" text:id="ct396452736">
          <text:deletion>
            <office:change-info>
              <dc:creator>bruno barthel</dc:creator>
              <dc:date>2019-05-05T10:49:37</dc:date>
            </office:change-info>
            <text:p text:style-name="Standard"><text:span text:style-name="Italique"><text:span text:style-name="T33">u</text:span></text:span></text:p>
          </text:deletion>
        </text:changed-region>
        <text:changed-region xml:id="ct396469760" text:id="ct396469760">
          <text:insertion>
            <office:change-info>
              <dc:creator>bruno barthel</dc:creator>
              <dc:date>2019-05-05T10:49:39</dc:date>
            </office:change-info>
          </text:insertion>
        </text:changed-region>
        <text:changed-region xml:id="ct105978592" text:id="ct105978592">
          <text:deletion>
            <office:change-info>
              <dc:creator>bruno barthel</dc:creator>
              <dc:date>2019-05-05T10:49:39</dc:date>
            </office:change-info>
            <text:p text:style-name="Standard"><text:span text:style-name="Italique"><text:span text:style-name="T33">d</text:span></text:span></text:p>
          </text:deletion>
        </text:changed-region>
        <text:changed-region xml:id="ct117253760" text:id="ct117253760">
          <text:deletion>
            <office:change-info>
              <dc:creator>Marc Loupias</dc:creator>
              <dc:date>2019-04-28T16:51:00</dc:date>
            </office:change-info>
            <text:p text:style-name="Standard"><text:span text:style-name="T1"><text:s/>si</text:span></text:p>
          </text:deletion>
        </text:changed-region>
        <text:changed-region xml:id="ct117254656" text:id="ct117254656">
          <text:insertion>
            <office:change-info>
              <dc:creator>Marc Loupias</dc:creator>
              <dc:date>2019-04-28T16:51:00</dc:date>
            </office:change-info>
          </text:insertion>
        </text:changed-region>
        <text:changed-region xml:id="ct514194880" text:id="ct514194880">
          <text:insertion>
            <office:change-info>
              <dc:creator>bruno barthel</dc:creator>
              <dc:date>2019-05-05T10:54:41</dc:date>
            </office:change-info>
          </text:insertion>
        </text:changed-region>
        <text:changed-region xml:id="ct335616784" text:id="ct335616784">
          <text:deletion>
            <office:change-info>
              <dc:creator>bruno barthel</dc:creator>
              <dc:date>2019-05-05T10:54:41</dc:date>
            </office:change-info>
            <text:h text:style-name="Heading_20_2" text:outline-level="2"><text:span text:style-name="T2">i</text:span></text:h>
          </text:deletion>
        </text:changed-region>
        <text:changed-region xml:id="ct105239552" text:id="ct105239552">
          <text:insertion>
            <office:change-info>
              <dc:creator>bruno barthel</dc:creator>
              <dc:date>2019-05-05T10:57:25</dc:date>
            </office:change-info>
          </text:insertion>
        </text:changed-region>
        <text:changed-region xml:id="ct514219968" text:id="ct514219968">
          <text:insertion>
            <office:change-info>
              <dc:creator>bruno barthel</dc:creator>
              <dc:date>2019-05-05T10:59:01</dc:date>
            </office:change-info>
          </text:insertion>
        </text:changed-region>
        <text:changed-region xml:id="ct514191744" text:id="ct514191744">
          <text:insertion>
            <office:change-info>
              <dc:creator>bruno barthel</dc:creator>
              <dc:date>2019-05-05T10:59:15</dc:date>
            </office:change-info>
          </text:insertion>
        </text:changed-region>
        <text:changed-region xml:id="ct514194656" text:id="ct514194656">
          <text:insertion>
            <office:change-info>
              <dc:creator>bruno barthel</dc:creator>
              <dc:date>2019-05-05T10:59:38</dc:date>
            </office:change-info>
          </text:insertion>
        </text:changed-region>
        <text:changed-region xml:id="ct115647648" text:id="ct115647648">
          <text:insertion>
            <office:change-info>
              <dc:creator>Marc Loupias</dc:creator>
              <dc:date>2019-04-28T16:56:00</dc:date>
            </office:change-info>
          </text:insertion>
        </text:changed-region>
        <text:changed-region xml:id="ct115647872" text:id="ct115647872">
          <text:insertion>
            <office:change-info>
              <dc:creator>Marc Loupias</dc:creator>
              <dc:date>2019-04-28T16:57:00</dc:date>
            </office:change-info>
          </text:insertion>
        </text:changed-region>
        <text:changed-region xml:id="ct514186816" text:id="ct514186816">
          <text:insertion>
            <office:change-info>
              <dc:creator>bruno barthel</dc:creator>
              <dc:date>2019-05-05T10:17:50</dc:date>
            </office:change-info>
          </text:insertion>
        </text:changed-region>
        <text:changed-region xml:id="ct514183456" text:id="ct514183456">
          <text:insertion>
            <office:change-info>
              <dc:creator>bruno barthel</dc:creator>
              <dc:date>2019-05-05T10:15:08</dc:date>
            </office:change-info>
          </text:insertion>
        </text:changed-region>
        <text:changed-region xml:id="ct115646528" text:id="ct115646528">
          <text:insertion>
            <office:change-info>
              <dc:creator>bruno barthel</dc:creator>
              <dc:date>2019-05-05T11:04:31</dc:date>
            </office:change-info>
          </text:insertion>
        </text:changed-region>
        <text:changed-region xml:id="ct343044016" text:id="ct343044016">
          <text:insertion>
            <office:change-info>
              <dc:creator>bruno barthel</dc:creator>
              <dc:date>2019-05-05T11:06:29</dc:date>
            </office:change-info>
          </text:insertion>
        </text:changed-region>
        <text:changed-region xml:id="ct343041328" text:id="ct343041328">
          <text:insertion>
            <office:change-info>
              <dc:creator>bruno barthel</dc:creator>
              <dc:date>2019-05-05T11:06:54</dc:date>
            </office:change-info>
          </text:insertion>
        </text:changed-region>
        <text:changed-region xml:id="ct115645856" text:id="ct115645856">
          <text:deletion>
            <office:change-info>
              <dc:creator>Marc Loupias</dc:creator>
              <dc:date>2019-04-28T17:05:00</dc:date>
            </office:change-info>
            <text:p text:style-name="Standard">r</text:p>
          </text:deletion>
        </text:changed-region>
        <text:changed-region xml:id="ct115645632" text:id="ct115645632">
          <text:deletion>
            <office:change-info>
              <dc:creator>Marc Loupias</dc:creator>
              <dc:date>2019-04-28T17:05:00</dc:date>
            </office:change-info>
            <text:p text:style-name="Standard"><text:span text:style-name="Teletype"> ;</text:span></text:p>
          </text:deletion>
        </text:changed-region>
        <text:changed-region xml:id="ct115645408" text:id="ct115645408">
          <text:insertion>
            <office:change-info>
              <dc:creator>Marc Loupias</dc:creator>
              <dc:date>2019-04-28T17:05:00</dc:date>
            </office:change-info>
          </text:insertion>
        </text:changed-region>
        <text:changed-region xml:id="ct116488096" text:id="ct116488096">
          <text:deletion>
            <office:change-info>
              <dc:creator>Marc Loupias</dc:creator>
              <dc:date>2019-04-28T17:06:00</dc:date>
            </office:change-info>
            <text:p text:style-name="Standard"><text:span text:style-name="Teletype"> ;</text:span></text:p>
          </text:deletion>
        </text:changed-region>
        <text:changed-region xml:id="ct116148688" text:id="ct116148688">
          <text:insertion>
            <office:change-info>
              <dc:creator>bruno barthel</dc:creator>
              <dc:date>2019-05-05T11:08:30</dc:date>
            </office:change-info>
          </text:insertion>
        </text:changed-region>
        <text:changed-region xml:id="ct116148240" text:id="ct116148240">
          <text:insertion>
            <office:change-info>
              <dc:creator>bruno barthel</dc:creator>
              <dc:date>2019-05-05T11:08:25</dc:date>
            </office:change-info>
          </text:insertion>
        </text:changed-region>
        <text:changed-region xml:id="ct116149584" text:id="ct116149584">
          <text:insertion>
            <office:change-info>
              <dc:creator>bruno barthel</dc:creator>
              <dc:date>2019-05-05T11:10:11</dc:date>
            </office:change-info>
          </text:insertion>
        </text:changed-region>
        <text:changed-region xml:id="ct335615888" text:id="ct335615888">
          <text:deletion>
            <office:change-info>
              <dc:creator>bruno barthel</dc:creator>
              <dc:date>2019-05-05T11:10:16</dc:date>
            </office:change-info>
            <text:p text:style-name="Standard"><text:span text:style-name="T4">, donc le</text:span></text:p>
          </text:deletion>
        </text:changed-region>
        <text:changed-region xml:id="ct105244480" text:id="ct105244480">
          <text:insertion>
            <office:change-info>
              <dc:creator>bruno barthel</dc:creator>
              <dc:date>2019-05-05T11:10:39</dc:date>
            </office:change-info>
          </text:insertion>
        </text:changed-region>
        <text:changed-region xml:id="ct116491008" text:id="ct116491008">
          <text:deletion>
            <office:change-info>
              <dc:creator>bruno barthel</dc:creator>
              <dc:date>2019-05-05T11:10:22</dc:date>
            </office:change-info>
            <text:p text:style-name="Standard">est </text:p>
          </text:deletion>
        </text:changed-region>
        <text:changed-region xml:id="ct105951264" text:id="ct105951264">
          <text:insertion>
            <office:change-info>
              <dc:creator>bruno barthel</dc:creator>
              <dc:date>2019-05-05T10:29:54</dc:date>
            </office:change-info>
          </text:insertion>
        </text:changed-region>
        <text:changed-region xml:id="ct510743168" text:id="ct510743168">
          <text:deletion>
            <office:change-info>
              <dc:creator>bruno barthel</dc:creator>
              <dc:date>2019-05-05T10:29:49</dc:date>
            </office:change-info>
            <text:h text:style-name="Heading_20_2" text:outline-level="2"><text:span text:style-name="T5">é</text:span></text:h>
          </text:deletion>
        </text:changed-region>
        <text:changed-region xml:id="ct343045360" text:id="ct343045360">
          <text:insertion>
            <office:change-info>
              <dc:creator>bruno barthel</dc:creator>
              <dc:date>2019-05-05T11:12:27</dc:date>
            </office:change-info>
          </text:insertion>
        </text:changed-region>
        <text:changed-region xml:id="ct343038640" text:id="ct343038640">
          <text:insertion>
            <office:change-info>
              <dc:creator>bruno barthel</dc:creator>
              <dc:date>2019-05-05T11:12:29</dc:date>
            </office:change-info>
          </text:insertion>
        </text:changed-region>
        <text:changed-region xml:id="ct343042672" text:id="ct343042672">
          <text:insertion>
            <office:change-info>
              <dc:creator>bruno barthel</dc:creator>
              <dc:date>2019-05-05T11:12:33</dc:date>
            </office:change-info>
          </text:insertion>
        </text:changed-region>
        <text:changed-region xml:id="ct343038864" text:id="ct343038864">
          <text:insertion>
            <office:change-info>
              <dc:creator>bruno barthel</dc:creator>
              <dc:date>2019-05-05T11:12:49</dc:date>
            </office:change-info>
          </text:insertion>
        </text:changed-region>
        <text:changed-region xml:id="ct343041104" text:id="ct343041104">
          <text:insertion>
            <office:change-info>
              <dc:creator>bruno barthel</dc:creator>
              <dc:date>2019-05-05T11:14:05</dc:date>
            </office:change-info>
          </text:insertion>
        </text:changed-region>
        <text:changed-region xml:id="ct116488768" text:id="ct116488768">
          <text:deletion>
            <office:change-info>
              <dc:creator>Marc Loupias</dc:creator>
              <dc:date>2019-04-28T17:21:00</dc:date>
            </office:change-info>
            <text:h text:style-name="Heading_20_1" text:outline-level="1">s</text:h>
          </text:deletion>
        </text:changed-region>
        <text:changed-region xml:id="ct116489664" text:id="ct116489664">
          <text:insertion>
            <office:change-info>
              <dc:creator>Marc Loupias</dc:creator>
              <dc:date>2019-04-28T17:18:00</dc:date>
            </office:change-info>
          </text:insertion>
        </text:changed-region>
        <text:changed-region xml:id="ct116489888" text:id="ct116489888">
          <text:insertion>
            <office:change-info>
              <dc:creator>Marc Loupias</dc:creator>
              <dc:date>2019-04-28T17:15:00</dc:date>
            </office:change-info>
          </text:insertion>
        </text:changed-region>
        <text:changed-region xml:id="ct105952608" text:id="ct105952608">
          <text:insertion>
            <office:change-info>
              <dc:creator>bruno barthel</dc:creator>
              <dc:date>2019-05-05T11:17:07</dc:date>
            </office:change-info>
          </text:insertion>
        </text:changed-region>
        <text:changed-region xml:id="ct116490560" text:id="ct116490560">
          <text:insertion>
            <office:change-info>
              <dc:creator>Marc Loupias</dc:creator>
              <dc:date>2019-04-28T17:21:00</dc:date>
            </office:change-info>
          </text:insertion>
        </text:changed-region>
        <text:changed-region xml:id="ct116490112" text:id="ct116490112">
          <text:insertion>
            <office:change-info>
              <dc:creator>Marc Loupias</dc:creator>
              <dc:date>2019-04-28T17:21:00</dc:date>
            </office:change-info>
          </text:insertion>
        </text:changed-region>
        <text:changed-region xml:id="ct116490784" text:id="ct116490784">
          <text:insertion>
            <office:change-info>
              <dc:creator>Marc Loupias</dc:creator>
              <dc:date>2019-04-28T17:21:00</dc:date>
            </office:change-info>
          </text:insertion>
        </text:changed-region>
        <text:changed-region xml:id="ct116491680" text:id="ct116491680">
          <text:insertion>
            <office:change-info>
              <dc:creator>Marc Loupias</dc:creator>
              <dc:date>2019-04-28T17:22:00</dc:date>
            </office:change-info>
          </text:insertion>
        </text:changed-region>
        <text:changed-region xml:id="ct514196672" text:id="ct514196672">
          <text:deletion>
            <office:change-info>
              <dc:creator>bruno barthel</dc:creator>
              <dc:date>2019-05-05T10:33:03</dc:date>
            </office:change-info>
            <text:p text:style-name="Standard">s</text:p>
          </text:deletion>
        </text:changed-region>
        <text:changed-region xml:id="ct116491904" text:id="ct116491904">
          <text:insertion>
            <office:change-info>
              <dc:creator>Marc Loupias</dc:creator>
              <dc:date>2019-04-28T17:24:00</dc:date>
            </office:change-info>
          </text:insertion>
        </text:changed-region>
        <text:changed-region xml:id="ct116492352" text:id="ct116492352">
          <text:insertion>
            <office:change-info>
              <dc:creator>Marc Loupias</dc:creator>
              <dc:date>2019-04-28T17:24:00</dc:date>
            </office:change-info>
          </text:insertion>
        </text:changed-region>
        <text:changed-region xml:id="ct116492128" text:id="ct116492128">
          <text:insertion>
            <office:change-info>
              <dc:creator>Marc Loupias</dc:creator>
              <dc:date>2019-04-28T17:24:00</dc:date>
            </office:change-info>
          </text:insertion>
        </text:changed-region>
        <text:changed-region xml:id="ct116492800" text:id="ct116492800">
          <text:insertion>
            <office:change-info>
              <dc:creator>Marc Loupias</dc:creator>
              <dc:date>2019-04-28T17:24:00</dc:date>
            </office:change-info>
          </text:insertion>
        </text:changed-region>
        <text:changed-region xml:id="ct116493024" text:id="ct116493024">
          <text:insertion>
            <office:change-info>
              <dc:creator>Marc Loupias</dc:creator>
              <dc:date>2019-04-28T17:24:00</dc:date>
            </office:change-info>
          </text:insertion>
        </text:changed-region>
        <text:changed-region xml:id="ct116493248" text:id="ct116493248">
          <text:insertion>
            <office:change-info>
              <dc:creator>Marc Loupias</dc:creator>
              <dc:date>2019-04-28T17:24:00</dc:date>
            </office:change-info>
          </text:insertion>
        </text:changed-region>
        <text:changed-region xml:id="ct116493472" text:id="ct116493472">
          <text:insertion>
            <office:change-info>
              <dc:creator>Marc Loupias</dc:creator>
              <dc:date>2019-04-28T17:24:00</dc:date>
            </office:change-info>
          </text:insertion>
        </text:changed-region>
        <text:changed-region xml:id="ct396471552" text:id="ct396471552">
          <text:insertion>
            <office:change-info>
              <dc:creator>bruno barthel</dc:creator>
              <dc:date>2019-05-05T11:17:51</dc:date>
            </office:change-info>
          </text:insertion>
        </text:changed-region>
        <text:changed-region xml:id="ct462529872" text:id="ct462529872">
          <text:insertion>
            <office:change-info>
              <dc:creator>Marc Loupias</dc:creator>
              <dc:date>2019-04-28T17:24:00</dc:date>
            </office:change-info>
          </text:insertion>
        </text:changed-region>
        <text:changed-region xml:id="ct462530096" text:id="ct462530096">
          <text:deletion>
            <office:change-info>
              <dc:creator>bruno barthel</dc:creator>
              <dc:date>2019-05-05T11:17:52</dc:date>
            </office:change-info>
            <text:h text:style-name="Heading_20_2" text:outline-level="2"><text:span text:style-name="T6">r</text:span></text:h>
          </text:deletion>
          <text:insertion>
            <office:change-info office:chg-author="Marc Loupias" office:chg-date-time="2019-04-28T17:24:00"/>
          </text:insertion>
        </text:changed-region>
        <text:changed-region xml:id="ct462530320" text:id="ct462530320">
          <text:insertion>
            <office:change-info>
              <dc:creator>Marc Loupias</dc:creator>
              <dc:date>2019-04-28T17:24:00</dc:date>
            </office:change-info>
          </text:insertion>
        </text:changed-region>
        <text:changed-region xml:id="ct116493696" text:id="ct116493696">
          <text:insertion>
            <office:change-info>
              <dc:creator>Marc Loupias</dc:creator>
              <dc:date>2019-04-28T17:24:00</dc:date>
            </office:change-info>
          </text:insertion>
        </text:changed-region>
        <text:changed-region xml:id="ct116493920" text:id="ct116493920">
          <text:deletion>
            <office:change-info>
              <dc:creator>Marc Loupias</dc:creator>
              <dc:date>2019-04-28T17:23:00</dc:date>
            </office:change-info>
            <text:h text:style-name="Heading_20_2" text:outline-level="2">changelogl’</text:h>
          </text:deletion>
        </text:changed-region>
        <text:changed-region xml:id="ct116494144" text:id="ct116494144">
          <text:insertion>
            <office:change-info>
              <dc:creator>Marc Loupias</dc:creator>
              <dc:date>2019-04-28T17:23:00</dc:date>
            </office:change-info>
          </text:insertion>
        </text:changed-region>
        <text:changed-region xml:id="ct116494368" text:id="ct116494368">
          <text:insertion>
            <office:change-info>
              <dc:creator>Marc Loupias</dc:creator>
              <dc:date>2019-04-28T17:24:00</dc:date>
            </office:change-info>
          </text:insertion>
        </text:changed-region>
        <text:changed-region xml:id="ct514191296" text:id="ct514191296">
          <text:insertion>
            <office:change-info>
              <dc:creator>bruno barthel</dc:creator>
              <dc:date>2019-05-05T10:34:20</dc:date>
            </office:change-info>
          </text:insertion>
        </text:changed-region>
        <text:changed-region xml:id="ct514197792" text:id="ct514197792">
          <text:insertion>
            <office:change-info>
              <dc:creator>Marc Loupias</dc:creator>
              <dc:date>2019-04-28T17:24:00</dc:date>
            </office:change-info>
          </text:insertion>
        </text:changed-region>
        <text:changed-region xml:id="ct514195552" text:id="ct514195552">
          <text:deletion>
            <office:change-info>
              <dc:creator>bruno barthel</dc:creator>
              <dc:date>2019-05-05T10:34:21</dc:date>
            </office:change-info>
            <text:h text:style-name="Heading_20_2" text:outline-level="2"><text:span text:style-name="T6">r</text:span></text:h>
          </text:deletion>
          <text:insertion>
            <office:change-info office:chg-author="Marc Loupias" office:chg-date-time="2019-04-28T17:24:00"/>
          </text:insertion>
        </text:changed-region>
        <text:changed-region xml:id="ct514196000" text:id="ct514196000">
          <text:insertion>
            <office:change-info>
              <dc:creator>Marc Loupias</dc:creator>
              <dc:date>2019-04-28T17:24:00</dc:date>
            </office:change-info>
          </text:insertion>
        </text:changed-region>
        <text:changed-region xml:id="ct116494592" text:id="ct116494592">
          <text:insertion>
            <office:change-info>
              <dc:creator>Marc Loupias</dc:creator>
              <dc:date>2019-04-28T17:24:00</dc:date>
            </office:change-info>
          </text:insertion>
        </text:changed-region>
        <text:changed-region xml:id="ct116494816" text:id="ct116494816">
          <text:insertion>
            <office:change-info>
              <dc:creator>Marc Loupias</dc:creator>
              <dc:date>2019-04-28T17:24:00</dc:date>
            </office:change-info>
          </text:insertion>
        </text:changed-region>
        <text:changed-region xml:id="ct116495040" text:id="ct116495040">
          <text:insertion>
            <office:change-info>
              <dc:creator>Marc Loupias</dc:creator>
              <dc:date>2019-04-28T17:25:00</dc:date>
            </office:change-info>
          </text:insertion>
        </text:changed-region>
        <text:changed-region xml:id="ct116495264" text:id="ct116495264">
          <text:insertion>
            <office:change-info>
              <dc:creator>Marc Loupias</dc:creator>
              <dc:date>2019-04-28T17:25:00</dc:date>
            </office:change-info>
          </text:insertion>
        </text:changed-region>
        <text:changed-region xml:id="ct116495488" text:id="ct116495488">
          <text:insertion>
            <office:change-info>
              <dc:creator>Marc Loupias</dc:creator>
              <dc:date>2019-04-28T17:25:00</dc:date>
            </office:change-info>
          </text:insertion>
        </text:changed-region>
        <text:changed-region xml:id="ct116495712" text:id="ct116495712">
          <text:insertion>
            <office:change-info>
              <dc:creator>Marc Loupias</dc:creator>
              <dc:date>2019-04-28T17:25:00</dc:date>
            </office:change-info>
          </text:insertion>
        </text:changed-region>
        <text:changed-region xml:id="ct116148464" text:id="ct116148464">
          <text:deletion>
            <office:change-info>
              <dc:creator>bruno barthel</dc:creator>
              <dc:date>2019-05-05T11:18:39</dc:date>
            </office:change-info>
            <text:p text:style-name="Standard">avec</text:p>
          </text:deletion>
        </text:changed-region>
        <text:changed-region xml:id="ct462530544" text:id="ct462530544">
          <text:insertion>
            <office:change-info>
              <dc:creator>bruno barthel</dc:creator>
              <dc:date>2019-05-05T11:18:39</dc:date>
            </office:change-info>
          </text:insertion>
        </text:changed-region>
        <text:changed-region xml:id="ct462534800" text:id="ct462534800">
          <text:insertion>
            <office:change-info>
              <dc:creator>bruno barthel</dc:creator>
              <dc:date>2019-05-05T11:21:22</dc:date>
            </office:change-info>
          </text:insertion>
        </text:changed-region>
        <text:changed-region xml:id="ct343039312" text:id="ct343039312">
          <text:insertion>
            <office:change-info>
              <dc:creator>bruno barthel</dc:creator>
              <dc:date>2019-05-05T11:21:45</dc:date>
            </office:change-info>
          </text:insertion>
        </text:changed-region>
        <text:changed-region xml:id="ct343045584" text:id="ct343045584">
          <text:insertion>
            <office:change-info>
              <dc:creator>bruno barthel</dc:creator>
              <dc:date>2019-05-05T11:21:47</dc:date>
            </office:change-info>
          </text:insertion>
        </text:changed-region>
        <text:changed-region xml:id="ct333785632" text:id="ct333785632">
          <text:insertion>
            <office:change-info>
              <dc:creator>Marc Loupias</dc:creator>
              <dc:date>2019-04-28T17:26:00</dc:date>
            </office:change-info>
          </text:insertion>
        </text:changed-region>
        <text:changed-region xml:id="ct462538384" text:id="ct462538384">
          <text:insertion>
            <office:change-info>
              <dc:creator>bruno barthel</dc:creator>
              <dc:date>2019-05-05T11:23:40</dc:date>
            </office:change-info>
          </text:insertion>
        </text:changed-region>
        <text:changed-region xml:id="ct514206080" text:id="ct514206080">
          <text:insertion>
            <office:change-info>
              <dc:creator>bruno barthel</dc:creator>
              <dc:date>2019-05-05T11:28:15</dc:date>
            </office:change-info>
          </text:insertion>
        </text:changed-region>
        <text:changed-region xml:id="ct462539280" text:id="ct462539280">
          <text:deletion>
            <office:change-info>
              <dc:creator>bruno barthel</dc:creator>
              <dc:date>2019-05-05T11:28:15</dc:date>
            </office:change-info>
            <text:p text:style-name="Standard">A</text:p>
          </text:deletion>
        </text:changed-region>
        <text:changed-region xml:id="ct462531440" text:id="ct462531440">
          <text:insertion>
            <office:change-info>
              <dc:creator>bruno barthel</dc:creator>
              <dc:date>2019-05-05T11:28:23</dc:date>
            </office:change-info>
          </text:insertion>
        </text:changed-region>
        <text:changed-region xml:id="ct462539952" text:id="ct462539952">
          <text:insertion>
            <office:change-info>
              <dc:creator>bruno barthel</dc:creator>
              <dc:date>2019-05-05T11:30:09</dc:date>
            </office:change-info>
          </text:insertion>
        </text:changed-region>
        <text:changed-region xml:id="ct462539056" text:id="ct462539056">
          <text:deletion>
            <office:change-info>
              <dc:creator>bruno barthel</dc:creator>
              <dc:date>2019-05-05T11:30:10</dc:date>
            </office:change-info>
            <text:p text:style-name="Standard">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 office:value-type="string" office:string-value="file:///C:/DVP/Article_Dvp/documents/" text:name="RepertoireOuverture"/>
        <text:user-field-decl office:value-type="string" office:string-value="C:\DVP\Article_Dvp\documents\auteurs-kitooodvp.ods" text:name="cu_fichier_auteurs"/>
        <text:user-field-decl office:value-type="string" office:string-value="escartefigue" text:name="cu_alias5"/>
        <text:user-field-decl office:value-type="string" office:string-value="Bruno Barthel" text:name="cu_fullname5"/>
        <text:user-field-decl office:value-type="string" office:string-value="https://www.developpez.net/forums/u795608/escartefigue/" text:name="cu_url5"/>
        <text:user-field-decl office:value-type="string" office:string-value="" text:name="cu_homepageurl5"/>
        <text:user-field-decl office:value-type="string" office:string-value="" text:name="cu_homepagetitle5"/>
        <text:user-field-decl office:value-type="string" office:string-value="" text:name="cu_blog5"/>
        <text:user-field-decl office:value-type="string" office:string-value="" text:name="cu_badge5"/>
        <text:user-field-decl office:value-type="string" office:string-value="" text:name="cu_google-plus5"/>
        <text:user-field-decl office:value-type="string" office:string-value="correcteur" text:name="cu_role_auteur5"/>
        <text:user-field-decl office:value-type="string" office:string-value="Perso" text:name="cu_liens5_lien1_type"/>
        <text:user-field-decl office:value-type="string" office:string-value="" text:name="cu_liens5_lien1_icone"/>
        <text:user-field-decl office:value-type="string" office:string-value="" text:name="cu_liens5_lien1_title"/>
        <text:user-field-decl office:value-type="string" office:string-value="" text:name="cu_liens5_lien1_url"/>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4"/>
      </text:section>
      <text:section text:style-name="Sect1" text:name="dvp_sec_sous_titre">
        <text:p text:style-name="Standard"/>
      </text:section>
      <text:section text:style-name="Sect1" text:name="dvp_sec_auteur" text:protected="true">
        <text:p text:style-name="P3">Date de publication : <text:user-field-get text:name="cu_date">2018-12-01</text:user-field-get>, date de mise à jour : <text:user-field-get text:name="cu_miseajour">2018-12-01</text:user-field-get></text:p>
        <text:p text:style-name="P3">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2"/>
      </text:section>
      <text:h text:style-name="Heading_20_1" text:outline-level="1">Généralités</text:h>
      <text:h text:style-name="Heading_20_2" text:outline-level="2">Qu’est ce que Git ?</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 ?</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 ?</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 ?</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 ?</text:h>
      <text:p text:style-name="Standard">Elles sont trop nombreuses pour être listées dans une FAQ, mais d’une manière générale :</text:p>
      <text:list xml:id="list3404251809" text:style-name="List_20_1">
        <text:list-item>
          <text:p text:style-name="P5">pas d’autorité centrale obligatoire ;</text:p>
        </text:list-item>
        <text:list-item>
          <text:p text:style-name="P5">un utilisateur clonant un projet dispose de la totalité de l’historique sur sa machine ;</text:p>
        </text:list-item>
        <text:list-item>
          <text:p text:style-name="P5">tout est fait hors-ligne ;</text:p>
        </text:list-item>
        <text:list-item>
          <text:p text:style-name="P5">il n’y a pas besoin d’un serveur central pour partager du code entre deux développeurs.</text:p>
        </text:list-item>
      </text:list>
      <text:h text:style-name="Heading_20_2" text:outline-level="2">Qu’est-ce qu’un dépôt (repository) Git ?</text:h>
      <text:p text:style-name="Standard">Il s’agit d’un répertoire versionné par Git. Ce répertoire contient à sa racine un répertoire <text:span text:style-name="Teletype">.git</text:span> <text:change text:change-id="ct112340848"/><text:change-start text:change-id="ct396472896"/><text:span text:style-name="T33">incluant</text:span><text:span text:style-name="T33"><office:annotation><dc:creator>bruno barthel</dc:creator><dc:date>2019-05-05T10:42:49.296000000</dc:date><text:p text:style-name="P10"><text:span text:style-name="T42">Pour éviter la répétition contient/contenant</text:span></text:p></office:annotation></text:span><text:change-end text:change-id="ct396472896"/>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span text:style-name="T24">« </text:span>monorepo strategy<text:span text:style-name="T24"> »</text:span>.<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text:change text:change-id="ct396473568"/> s’il n’est pas partagé et que vous êtes le seul utilisateur.</text:p>
      <text:h text:style-name="Heading_20_2" text:outline-level="2">Qu’est-ce qu’dépôt distant (remote) ?</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 ?</text:h>
      <text:p text:style-name="Standard">Ces termes sont souvent employés dans les conversations en anglais à propos de Git et également dans sa documentation officielle.</text:p>
      <text:p text:style-name="Standard"><text:change-start text:change-id="ct396458784"/><text:span text:style-name="Italique"><text:span text:style-name="T33">U</text:span></text:span><text:change-end text:change-id="ct396458784"/><text:change text:change-id="ct396452736"/><text:span text:style-name="Italique">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change-start text:change-id="ct396469760"/><text:span text:style-name="Italique"><text:span text:style-name="T33">D</text:span></text:span><text:change-end text:change-id="ct396469760"/><text:change text:change-id="ct105978592"/><text:span text:style-name="Italique">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text:span text:style-name="T8">ô</text:span>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 ?</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 ?</text:h>
      <text:p text:style-name="Standard">Il existe plusieurs façons d’installer Git sous macOS :</text:p>
      <text:list xml:id="list224310521202999" text:style-name="List_20_1">
        <text:list-item>
          <text:p text:style-name="P5"><text:span text:style-name="T8">l</text:span>a première <office:annotation><dc:creator>bruno barthel</dc:creator><dc:date>2019-04-24T09:58:09</dc:date><text:p text:style-name="P9"><text:span text:style-name="T39">Reformulation pour éviter la répétition de « façon » et de « consiste à »</text:span></text:p></office:annotation>consiste à installer XCode qui inclut Git (Apple Git-xy). <text:line-break/>Depuis un terminal, <office:annotation><dc:creator>bruno barthel</dc:creator><dc:date>2019-04-24T09:58:59</dc:date><text:p text:style-name="P9"><text:span text:style-name="T39">Harmonisation du mode avec le paragraphe qui précède et l’alinéa qui suit</text:span></text:p></office:annotation>saisi<text:span text:style-name="T9">ssez</text:span> la ligne de commande =&gt; <text:span text:style-name="Teletype">xcode-select --install</text:span>.</text:p>
        </text:list-item>
        <text:list-item>
          <text:p text:style-name="P5"><text:span text:style-name="T8">l</text:span>a deuxième r<text:span text:style-name="T9">epose sur l’utilisation de</text:span> <text:a xlink:type="simple" xlink:href="https://sourceforge.net/projects/git-osx-installer/" text:style-name="Internet_20_link" text:visited-style-name="Visited_20_Internet_20_Link">Git-osx-install</text:a>. <text:line-break/>Téléchargez le fichier .dmg et lancez l’installation en suivant les instructions.</text:p>
        </text:list-item>
        <text:list-item>
          <text:p text:style-name="P5"><text:span text:style-name="T8">l</text:span>a troisième <text:span text:style-name="T9">réside dans l’utilisation de</text:span> <text:a xlink:type="simple" xlink:href="https://brew.sh/index_fr" text:style-name="Internet_20_link" text:visited-style-name="Visited_20_Internet_20_Link">Homebrew</text:a>. <text:line-break/>En supposant que <text:a xlink:type="simple" xlink:href="https://brew.sh/index_fr" text:style-name="Internet_20_link" text:visited-style-name="Visited_20_Internet_20_Link">Homebrew</text:a> soit installé, depuis un terminal saisi<text:span text:style-name="T9">ssez</text:span> la ligne <text:line-break/>de commande =&gt; <text:span text:style-name="Teletype">brew install git</text:span>.</text:p>
        </text:list-item>
      </text:list>
      <text:h text:style-name="Heading_20_2" text:outline-level="2">Comment installer Git sur Linux ?</text:h>
      <text:p text:style-name="Standard">Pour la majorité des distributions, Git sera disponible au travers du gestionnaire de paquets.<text:line-break/>Par exemple, pour Debian, vous pouvez l’installer ainsi :</text:p>
      <table:table table:name="dvp_code_bash_1" table:style-name="dvp_5f_code_5f_bash_5f_1">
        <table:table-column table:style-name="dvp_5f_code_5f_bash_5f_1.A" table:number-columns-repeated="6"/>
        <text:soft-page-break/>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text:span text:style-name="T10">î</text:span>tre la liste des commandes Git ?</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text:soft-page-break/>'git help -a' and 'git help -g' list available subcommands and some<text:line-break/>concept guides. See 'git help &lt;command&gt;' or 'git help &lt;concept&gt;'<text:lin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text:span text:style-name="T9">î</text:span>tre la version de votre Git ?</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 ?</text:h>
      <text:p text:style-name="Standard">Les fichiers de configuration de Git sont <text:span text:style-name="T11">pris dans</text:span> les <text:span text:style-name="T11">emplacements </text:span>suivants (l’ordre ci-dessous correspond à l’ordre de lecture par Git, la dernière valeur lue est la valeur prise en compte) :</text:p>
      <text:list xml:id="list1551255770" text:style-name="liste_20_1_20_dvp">
        <text:list-item>
          <text:p text:style-name="P6">le répertoire d’installation de Git (<text:span text:style-name="T10">p. ex.</text:span><office:annotation><dc:creator>bruno barthel</dc:creator><dc:date>2019-04-24T10:05:56</dc:date><text:p text:style-name="P9"><text:span text:style-name="T39">« e.g. » n’est pas recommandé.</text:span><text:span text:style-name="T39"><text:line-break/></text:span><text:span text:style-name="T39">C’est une abréviation d’origine latine mais d’usage anglophone ;-)</text:span></text:p><text:p text:style-name="P9"><text:span text:style-name="T39">cf. http://www.les-abreviations.com/autres-abreviations.html</text:span></text:p></office:annotation> <text:span text:style-name="Teletype">C:\ProgramData\Git\config</text:span>) ;</text:p>
        </text:list-item>
        <text:list-item>
          <text:p text:style-name="P7">la configuration système (<text:span text:style-name="T10">p. ex.</text:span> <text:span text:style-name="Teletype">C:\Program Files\Git\mingw64\etc\gitconfig</text:span>) ;</text:p>
        </text:list-item>
        <text:list-item>
          <text:p text:style-name="P6">la configuration globale dans le répertoire utilisateur (<text:span text:style-name="Teletype">%HOMEPATH%\.gitconfig</text:span>) ;</text:p>
        </text:list-item>
        <text:list-item>
          <text:p text:style-name="P6">la configuration locale (spécifique à un répertoire) (<text:span text:style-name="Teletype">.git/config</text:span>).</text:p>
        </text:list-item>
      </text:list>
      <text:h text:style-name="Heading_20_2" text:outline-level="2">Comment afficher la configuration courante de Git ?</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text:soft-page-break/>remote.origin.fetch=+refs/heads/*:refs/remotes/origin/*<text:line-break/>branch.master.remote=origin<text:line-break/>branch.master.merge=refs/heads/master</text:p>
          </table:table-cell>
          <table:covered-table-cell/>
          <table:covered-table-cell/>
          <table:covered-table-cell/>
          <table:covered-table-cell/>
          <table:covered-table-cell/>
        </table:table-row>
      </table:table>
      <text:p text:style-name="Standard"/>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 ?</text:h>
      <text:p text:style-name="Standard">Il existe trois manières d’exclure des fichiers du champ de Git :</text:p>
      <text:list xml:id="list224311254159158" text:style-name="List_20_1">
        <text:list-item>
          <text:p text:style-name="P5">par projet : créer un fichier <text:span text:style-name="Teletype">.gitignore</text:span> dans le dépôt ;</text:p>
        </text:list-item>
        <text:list-item>
          <text:p text:style-name="P5">par dépôt : dans le fichier <text:span text:style-name="Teletype">.git/info/excludes</text:span> ;</text:p>
        </text:list-item>
        <text:list-item>
          <text:p text:style-name="P5">par machine :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 ?</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ext:soft-page-break/>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
      <text:h text:style-name="Heading_20_2" text:outline-level="2">Comment changer son <text:span text:style-name="T11">adresse courriel</text:span> ?</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 ?</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text:span text:style-name="T11">Cette commande a</text:span>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 :</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text:soft-page-break/>Initialisation d’un dépôt</text:h>
      <text:h text:style-name="Heading_20_2" text:outline-level="2">Comment initialiser un dépôt ?</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Initialized empty Git repository in /home/user/dev/projet-toto/.git/</text:p>
          </table:table-cell>
          <table:covered-table-cell/>
          <table:covered-table-cell/>
          <table:covered-table-cell/>
          <table:covered-table-cell/>
          <table:covered-table-cell/>
        </table:table-row>
      </table:table>
      <text:p text:style-name="Standard"/>
      <text:p text:style-name="Standard"><text:span text:style-name="T11">Cette commande i</text:span>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 ?</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 ?</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text:soft-page-break/>Comment conna<text:span text:style-name="T11">î</text:span>tre l’état du dépôt ?</text:h>
      <text:p text:style-name="Standard"><text:span text:style-name="T12">La commande ci-dessous i</text:span>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 :</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 :</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 ?</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ext:soft-page-break/>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développeur clonera le projet depuis le dépôt central, «<text:span text:style-name="T25"> forkera </text:span>»<office:annotation><dc:creator>bruno barthel</dc:creator><dc:date>2019-04-24T10:20:55</dc:date><text:p text:style-name="P9"><text:span text:style-name="T39">Ce terme de jargon nécessite une explication</text:span></text:p></office:annotation> ensuite ce dépôt puis changera l’URL pour pousser sur son fork au lieu du dépôt central. Les modifications du fork vers le dép<text:span text:style-name="T8">ô</text:span>t central seront effectuées au travers pull/merge request depuis l’outil web présent sur le dép<text:span text:style-name="T12">ô</text:span>t central (GitHub, GitLab…). Ce modèle a pour avantage de simplifier et de sécuriser fortement la gestion des droits en écriture sur le dépôt central.</text:p>
      <text:h text:style-name="Heading_20_2" text:outline-level="2">Comment ajouter un dépôt distant ?</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 ?</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text:soft-page-break/></text:p>
      <text:p text:style-name="Standard"><text:span text:style-name="T1">Cette commande a</text:span>ffiche l’état du dépôt distant (<text:span text:style-name="Teletype">fetch</text:span> et <text:span text:style-name="Teletype">push</text:span>), <text:span text:style-name="T1">la </text:span>liste des branches, si elles sont trackées ou non, <text:span text:style-name="T1">et</text:span><text:change text:change-id="ct117253760"/><text:span text:style-name="T1"> les </text:span>branches locales <text:change-start text:change-id="ct117254656"/><text:span text:style-name="T28">qui </text:span><text:change-end text:change-id="ct117254656"/><text:span text:style-name="T28">sont </text:span>configurées pour un <text:span text:style-name="Teletype">pull</text:span> et pour un <text:span text:style-name="Teletype">push</text:span>.</text:p>
      <text:h text:style-name="Heading_20_2" text:outline-level="2">Comment supprimer un dépôt distant ?</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
      <text:p text:style-name="Standard">Où <text:span text:style-name="Teletype">remote</text:span> désigne le nom du dépôt distant.</text:p>
      <text:h text:style-name="Heading_20_2" text:outline-level="2">Comment renommer un dépôt distant ?</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 :</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text:span text:style-name="T1">a</text:span> pour effet de modifier le nom du dépôt distant de <text:span text:style-name="Teletype">origin</text:span> en <text:span text:style-name="Teletype">dist</text:span>.</text:p>
      <text:h text:style-name="Heading_20_2" text:outline-level="2"><text:soft-page-break/>Comment mettre à jour la représentation locale d’un dépôt distant (fetch) ?</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 ?</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 :</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text:soft-page-break/>Comment mettre à jour un dépôt distant (push) ?</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text:span text:style-name="T1">Cette commande a</text:span>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 ?</text:h>
      <text:p text:style-name="Standard">Littéralement, il s’agit du répertoire de travail de votre dépôt. C’est<text:line-break/>le répertoire qui contient tous les fichiers su<text:span text:style-name="T1">s</text:span>ceptibles d’être dans le dépôt.<text:line-break/>Il contient le dossier <text:span text:style-name="Teletype">.git</text:span> permettant à Git de sauvegarder les métadonnées.</text:p>
      <text:p text:style-name="Standard">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 ?</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text:span text:style-name="T1">La commande ci-dessus a</text:span> pour effet de changer l’état du répertoire de travail (<text:span text:style-name="Italique">working directory</text:span>) en l’état <text:soft-page-break/>correspondant au commit désigné. Concrètement, Git modifie les fichiers traqués pour les mettre dans l’état correspondant au commit désigné.</text:p>
      <text:p text:style-name="Standard">Idem avec un nom de branche :</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 :</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Comment conna<text:change-start text:change-id="ct514194880"/><text:span text:style-name="T2">î</text:span><text:change-end text:change-id="ct514194880"/><text:change text:change-id="ct335616784"/>tre l’état du répertoire de travail (working directory) selon Git ?</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text:span text:style-name="T1">Cette commande i</text:span>ndique qu’on a f<text:span text:style-name="T13">ait un </text:span><text:span text:style-name="Teletype">checkout</text:span> <text:span text:style-name="T13">de </text:span>la branche <text:span text:style-name="Teletype">master</text:span> et que rien n’est modifié.</text:p>
      <text:p text:style-name="Standard"><text:span text:style-name="Gras">En cas de doute</text:span>, exécute<text:span text:style-name="T1">z</text:span> <text:span text:style-name="T1">toujours</text:span><text:span text:style-name="T1"><office:annotation><dc:creator>bruno barthel</dc:creator><dc:date>2019-04-24T10:31:16</dc:date><text:p text:style-name="P9"><text:span text:style-name="T39">Concordance modale avec la proposition qui suit (si </text:span><text:span text:style-name="T46">vous avez</text:span><text:span text:style-name="T39"> des fichiers...)</text:span></text:p></office:annotation></text:span> un <text:span text:style-name="Teletype">git status</text:span> pour savoir dans quel état se situe Git<text:line-break/>et surtout, pour savoir si vous avez des fichiers en attente d’être commité<text:span text:style-name="T1">s</text:span>, à ajouter à votre commit ou<text:line-break/>non versionné<text:span text:style-name="T1">s</text:span>.</text:p>
      <text:h text:style-name="Heading_20_2" text:outline-level="2">Comment annuler les modifications effectuées sur un fichier du répertoire de travail ?</text:h>
      <text:p text:style-name="Standard">Si nous avons modifié le fichier <text:span text:style-name="Teletype">nom-fichier.txt</text:span> :</text:p>
      <table:table table:name="dvp_code_bash_29" table:style-name="dvp_5f_code_5f_bash_5f_29">
        <table:table-column table:style-name="dvp_5f_code_5f_bash_5f_29.A" table:number-columns-repeated="6"/>
        <text:soft-page-break/>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text:span text:style-name="T1">Cette commande a</text:span> pour effet de supprimer toutes les modifications effectuées dans le fichier.</text:p>
      <text:h text:style-name="Heading_20_2" text:outline-level="2">Que veut dire <text:span text:style-name="T23">« detached HEAD »</text:span> state après avoir effectué un git checkout ?</text:h>
      <text:p text:style-name="Standard">Vous obtenez ce genre de message après un <text:span text:style-name="Teletype">checkout</text:span> sur un commit ou sur un tag :</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 c’est le concept qui représente une ligne de développement.</text:p>
      <text:h text:style-name="Heading_20_2" text:outline-level="2">Quel est l’intérêt de faire un checkout sur un tag ?</text:h>
      <text:p text:style-name="Standard">Une raison courante de vouloir <text:span text:style-name="T13">exécuter un</text:span> <text:span text:style-name="Teletype">checkout</text:span> <text:span text:style-name="T13">sur </text:span>un tag est de vouloir créer un hotfix. Dans ce cas, on va <text:span text:style-name="T13">faire un </text:span><text:span text:style-name="Teletype">checkout</text:span> <text:span text:style-name="T13">du</text:span> tag, puis immédiatement créer une nouvelle branche :</text:p>
      <table:table table:name="dvp_code_bash_31" table:style-name="dvp_5f_code_5f_bash_5f_31">
        <table:table-column table:style-name="dvp_5f_code_5f_bash_5f_31.A" table:number-columns-repeated="6"/>
        <text:soft-page-break/>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text:span text:style-name="T13">l’endroit </text:span>où la branche 0.4.14 était restée.</text:p>
      <text:h text:style-name="Heading_20_1" text:outline-level="1">L’index (staging area)</text:h>
      <text:h text:style-name="Heading_20_2" text:outline-level="2">Qu’est ce que l’index ?</text:h>
      <text:p text:style-name="Standard"><text:span text:style-name="T13">L’index est n</text:span>ommé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 ?</text:h>
      <text:p text:style-name="Standard">Sur la branche <text:span text:style-name="Teletype">master</text:span>, vous créez un fichier <text:span text:style-name="Teletype">nom-fichier.txt</text:span>, un <text:span text:style-name="Teletype">git status</text:span> vous indique l’état du répertoire de travail :</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text:soft-page-break/>Il suffit de lire la sortie de la ligne de commande pour comprendre ce qu’il faut exécuter :</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text:span text:style-name="T14">La commande ci-dessus a</text:span>joute le fichier <text:span text:style-name="Teletype">nom-fichier.txt</text:span> à l’index. <text:line-break/>Un <text:span text:style-name="Teletype">git status</text:span> le confirme :</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
      <text:h text:style-name="Heading_20_2" text:outline-level="2">Comment retirer un fichier de l’index ?</text:h>
      <text:p text:style-name="Standard">Cela dépend s’il s’agit d’un fichier qui vient d’être créé et qui n’est donc pas déjà versionné par Git ou s’il s’agit d’une modification d’un fichier existant. Dans l’exemple précédent, nous avons créé un fichier, la commande est donc :</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 :</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text:soft-page-break/></text:p>
      <text:p text:style-name="Standard"><text:span text:style-name="T14">p</text:span>ermet de retirer un fichier de l’index.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 ?</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 :</text:p>
      <text:list xml:id="list224310987758964" text:style-name="List_20_1">
        <text:list-item>
          <text:p text:style-name="P5">le message du <text:span text:style-name="Italique">commit</text:span> ;</text:p>
        </text:list-item>
        <text:list-item>
          <text:p text:style-name="P5">le <text:span text:style-name="Italique">committer</text:span> (l’utilisateur qui a créé le <text:span text:style-name="Italique">commit</text:span>) ;</text:p>
        </text:list-item>
        <text:list-item>
          <text:p text:style-name="P5">la date de création du <text:span text:style-name="Italique">commit</text:span> (au format <text:span text:style-name="Teletype">RFC2822</text:span> par défaut, par exemple : <text:span text:style-name="Teletype">Tue Oct 9 00:58:43 2018 +0200</text:span>) ;</text:p>
        </text:list-item>
        <text:list-item>
          <text:p text:style-name="P5">l’auteur (l’utilisateur qui a créé le contenu du <text:span text:style-name="Italique">commit</text:span>) ;</text:p>
        </text:list-item>
        <text:list-item>
          <text:p text:style-name="P5">la date de création du contenu (au format <text:span text:style-name="Teletype">RFC2822</text:span>) ;</text:p>
        </text:list-item>
        <text:list-item>
          <text:p text:style-name="P5">l’identifiant (SHA-1 donc) du <text:span text:style-name="Italique">commit</text:span> parent (avec deux exceptions :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span text:style-name="T24">« </text:span>contenu<text:span text:style-name="T24"> »</text:span>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text:change-start text:change-id="ct105239552"/>,<text:change-end text:change-id="ct105239552"/> un <text:span text:style-name="Italique">commit</text:span> bénéficie des propriétés des empreintes numériques :</text:p>
      <text:list xml:id="list224310606637082" text:style-name="List_20_1">
        <text:list-item>
          <text:p text:style-name="P5">c’est rapide ;</text:p>
        </text:list-item>
        <text:list-item>
          <text:p text:style-name="P5">deux <text:span text:style-name="Italique">commits</text:span> différents ne peuvent pas avoir le même identifiant ;</text:p>
        </text:list-item>
        <text:list-item>
          <text:p text:style-name="P5"><text:soft-page-break/>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 ?</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text:span text:style-name="T14">cette commande</text:span>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Une utilisation courante des options est :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 ?</text:h>
      <text:p text:style-name="Standard">L’option <text:span text:style-name="Teletype">-m</text:span> permet d’ajouter un message.</text:p>
      <text:p text:style-name="Standard">Par exemple :</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 ?</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ext:soft-page-break/>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 ?</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Comment supprimer le dernier commit de la branche courante avec les modifications ?</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 ?</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text:soft-page-break/>dans l’index.</text:p>
      <text:h text:style-name="Heading_20_2" text:outline-level="2">Comment supprimer les “n” derniers commits de la branche courante avec les modifications ?</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Comment ajouter un commit d’une branche A dans une branche B sans effectuer un merge (cherry-pick) ?</text:h>
      <text:p text:style-name="Standard">Vous devez avoir <text:span text:style-name="T14">effectué un </text:span><text:span text:style-name="Teletype">checkout</text:span> <text:span text:style-name="T14">de </text:span>la branche de destination, puis vous exécutez un <text:span text:style-name="Teletype">cherry-pick</text:span> en lui passant en paramètre le hash du <text:span text:style-name="Italique">commit</text:span> désiré.</text:p>
      <text:p text:style-name="Standard">Par exemple<text:change-start text:change-id="ct514219968"/>,<text:change-end text:change-id="ct514219968"/> pour ajouter le <text:span text:style-name="Italique">commit</text:span> <text:span text:style-name="Teletype">1234abcd</text:span> à la branche <text:span text:style-name="Teletype">master</text:span> :</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 ? (cherry-pick)</text:h>
      <text:p text:style-name="Standard">L’astuce consiste à ajouter le dépôt source en tant que <text:span text:style-name="Teletype">remote</text:span> du dépôt courant et à <text:span text:style-name="T14">faire un </text:span><text:span text:style-name="Teletype">fetch</text:span> (et seulement <text:span text:style-name="Teletype">fetch</text:span>) <text:span text:style-name="T14">de </text:span>ses branches.</text:p>
      <text:p text:style-name="P8">Par exemple<text:change-start text:change-id="ct514191744"/>,<text:change-end text:change-id="ct514191744"/>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text:change-start text:change-id="ct514194656"/><text:span text:style-name="Teletype">,</text:span><text:change-end text:change-id="ct514194656"/> la marche à suivre est la suivante :</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text:soft-page-break/>git fetch boubou<text:line-break/>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 ?</text:h>
      <text:p text:style-name="Standard"><text:span text:style-name="T15">U</text:span>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 <text:span text:style-name="T15">C’est la seule bonne manière d’annuler un commit existant</text:span><text:change-start text:change-id="ct115647648"/><text:span text:style-name="T15"> qui a été publié</text:span><text:change-end text:change-id="ct115647648"/><text:change-start text:change-id="ct115647872"/><text:span text:style-name="T15"><office:annotation><dc:creator>Marc Loupias</dc:creator><dc:date>2019-04-28T16:57:07.242466052</dc:date><loext:sender-initials>ML</loext:sender-initials><text:p text:style-name="P9"><text:span text:style-name="T39">Précision importante car le commit peut exister localement sans pour autant avoir été publié (push) sur le dépôt distant.</text:span></text:p></office:annotation></text:span><text:change-end text:change-id="ct115647872"/><text:span text:style-name="T15">.</text:span></text:p>
      <text:h text:style-name="Heading_20_1" text:outline-level="1">Les branches</text:h>
      <text:h text:style-name="Heading_20_2" text:outline-level="2">Qu’est-ce qu’une branche ?</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 :</text:p>
      <text:list xml:id="list224310526773890" text:style-name="List_20_1">
        <text:list-item>
          <text:p text:style-name="P5">modifie le répertoire de travail <text:span text:style-name="Italique">working directory</text:span> (modification des sources) ;</text:p>
        </text:list-item>
        <text:list-item>
          <text:p text:style-name="P5">ajoute à l’index ces modifications ;</text:p>
        </text:list-item>
        <text:list-item>
          <text:p text:style-name="P5">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text:span text:style-name="T15">e</text:span> de la branche.</text:p>
      <text:p text:style-name="Standard">Ainsi, manipuler une branche est une opération très rapide à exécuter puisqu’il s’agit d’un pointeur et non <text:soft-page-break/>d’un cont<text:span text:style-name="T15">eneur</text:span>.</text:p>
      <text:h text:style-name="Heading_20_2" text:outline-level="2">Comment lister les branches locales ?</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Comment lister toutes les branches (locales, distantes, traquées, non-traquées) ?</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 ?</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text:span text:style-name="T15">de créer </text:span>une branche sur la base de celle actuellement active, puis de <text:span text:style-name="T15">faire </text:span><text:soft-page-break/><text:span text:style-name="T15">un</text:span> <text:span text:style-name="Teletype">checkout</text:span> <text:span text:style-name="T15">de </text:span>la branche nouvellement créée (la rendre active).</text:p>
      <text:p text:style-name="Standard">Cette création est évidemment seulement locale.</text:p>
      <text:h text:style-name="Heading_20_2" text:outline-level="2">Comment créer une branche sur une dépôt distant ?</text:h>
      <text:p text:style-name="Standard">Il faut créer la branche en local, puis la pousser sur le dépôt distant :</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
      <text:h text:style-name="Heading_20_2" text:outline-level="2">Comment supprimer une branche ?</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change-start text:change-id="ct514186816"/><text:span text:style-name="T31">fusionnéé par la commande </text:span><text:change-end text:change-id="ct514186816"/><text:span text:style-name="Teletype">merge</text:span> <office:annotation><dc:creator>Marc Loupias</dc:creator><dc:date>2019-04-28T16:58:54.752759698</dc:date><loext:sender-initials>ML</loext:sender-initials><text:p text:style-name="P9"><text:span text:style-name="T39">Il n’y a qu’un seul moyen de fusionner une branche dans une autre c’est l’opération de merge.</text:span></text:p><text:p text:style-name="P9"><text:span text:style-name="T39"/></text:p><text:p text:style-name="P9"><text:span text:style-name="T39">Du coup dire « fusionnée par » pose soucis puisque ça ne peut être que par un merge.</text:span></text:p><text:p text:style-name="P9"><text:span text:style-name="T39"/></text:p><text:p text:style-name="P9"><text:span text:style-name="T39">Donc soit on enlève le mot clef correspondant à la commande et on traduit directement par exemple en disant « la branche a auparavant été fusionnée dans la branche parente » soit on garde tel quel.</text:span></text:p></office:annotation><text:change-start text:change-id="ct514183456"/><office:annotation><dc:creator>bruno barthel</dc:creator><dc:date>2019-05-05T10:15:08.808000000</dc:date><text:p text:style-name="P10"><text:span text:style-name="T40">Répondre à Marc Loupias (28/04/2019, 16:58): "..."</text:span></text:p><text:p><text:span text:style-name="T41">Je ne suis pas d’accord, car « merge » ici est une commande <text:s/>et non le verbe anglais qui ne saurait participer à une phrase en français. Dans ce contexte, « fusionné par </text:span><text:span text:style-name="T43">merge </text:span><text:span text:style-name="T41">» est tout à fait correct. J’ai ajouté « commande » pour lever toute équivoque ;-)</text:span></text:p><text:p><text:span text:style-name="T41"/></text:p><text:p><text:span text:style-name="T41">Celà étant la traduction que tu proposes est correcte aussi. </text:span></text:p><text:p><text:span text:style-name="T41">Dans tous les cas « la branche a auparavent été </text:span><text:span text:style-name="T43">merge</text:span><text:span text:style-name="T41"> » est incorrect.</text:span></text:p></office:annotation><text:change-end text:change-id="ct514183456"/>dans la branche parente.</text:p>
      <text:h text:style-name="Heading_20_2" text:outline-level="2">Comment supprimer une branche distante ?</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text:soft-page-break/>Comment renommer une branche ?</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
      <text:p text:style-name="Standard"><text:span text:style-name="T15">Cette commande n</text:span>e fonctionnera pas si <text:span text:style-name="Teletype">&lt;nouveau-nom&gt;</text:span> est déjà utilisé pour un nom de branche.</text:p>
      <text:h text:style-name="Heading_20_2" text:outline-level="2">Comment comparer deux branches ?</text:h>
      <text:p text:style-name="Standard">Il y a deux axes de comparaison possibles, on peut vouloir comparer :</text:p>
      <text:list xml:id="list224312022308468" text:style-name="List_20_1">
        <text:list-item>
          <text:p text:style-name="P5">les séries de <text:span text:style-name="Italique">commits</text:span> des branches (les historiques des <text:span text:style-name="Italique">commits</text:span>) ;</text:p>
        </text:list-item>
        <text:list-item>
          <text:p text:style-name="P5">l’état des fichiers (les contenus des <text:span text:style-name="Italique">commits</text:span>).</text:p>
        </text:list-item>
      </text:list>
      <text:h text:style-name="Heading_20_2" text:outline-level="2">Comment comparer deux branches pour connaître les historiques des commits ?</text:h>
      <text:p text:style-name="Standard"/>
      <text:p text:style-name="Standard">Pour comparer les historiques de deux branches, on se réf<text:span text:style-name="T15">é</text:span>rera à la commande <text:span text:style-name="Teletype">git log</text:span>, pour comparer l’état des fichiers on se réf<text:span text:style-name="T15">é</text:span>rera à la commande <text:span text:style-name="Teletype">git diff</text:span>.</text:p>
      <text:h text:style-name="Heading_20_2" text:outline-level="2">Comment comparer deux branches pour connaître les contenus des commits ?</text:h>
      <text:p text:style-name="Standard"/>
      <text:p text:style-name="Standard"><text:span text:style-name="T15">Le type de comparaison</text:span> est déterminé par les <text:span text:style-name="Italique">range operator</text:span> <text:span text:style-name="T24">« </text:span>double dot<text:span text:style-name="T24"> »</text:span> (<text:span text:style-name="Teletype">..</text:span>) et <text:span text:style-name="T24">« </text:span>triple dot<text:span text:style-name="T24"> »</text:span> (<text:span text:style-name="Teletype">...</text:span>).</text:p>
      <text:p text:style-name="Standard">L’usage se fait de cette manière :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5"><text:soft-page-break/><text:span text:style-name="Teletype">..</text:span> permet de conna<text:span text:style-name="T16">î</text:span>tre les éléments présents dans l’un mais pas dans l’autre.</text:p>
        </text:list-item>
        <text:list-item>
          <text:p text:style-name="P5"><text:span text:style-name="Teletype">...</text:span> permet de conna<text:span text:style-name="T16">î</text:span>tre tous les éléments qui ne sont pas partagés.</text:p>
        </text:list-item>
      </text:list>
      <text:p text:style-name="Standard">Dans le cas de <text:span text:style-name="Teletype">git diff</text:span>.</text:p>
      <text:list xml:id="list224312313825544" text:style-name="List_20_1">
        <text:list-item>
          <text:p text:style-name="P5"><text:span text:style-name="Teletype">..</text:span> permet de conna<text:span text:style-name="T16">î</text:span>tre les différences de contenu entre les têtes (dernier <text:span text:style-name="Italique">commit</text:span>, nommé souvent <text:span text:style-name="Italique">tip</text:span> en anglais) des deux branches.</text:p>
        </text:list-item>
        <text:list-item>
          <text:p text:style-name="P5"><text:span text:style-name="Teletype">...</text:span> permet de conna<text:span text:style-name="T16">î</text:span>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 ?</text:h>
      <text:p text:style-name="Standard">Si je souhaite conna<text:span text:style-name="T16">î</text:span>tre la liste des <text:span text:style-name="Italique">commits</text:span> existants dans <text:span text:style-name="Teletype">release/v1.0.0</text:span> et qui n’existent pas dans <text:span text:style-name="Teletype">master</text:span> :</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text:span text:style-name="T16">î</text:span>tre la liste des <text:span text:style-name="Italique">commits</text:span> existants dans <text:span text:style-name="Teletype">master</text:span> et qui n’existent pas dans <text:span text:style-name="Teletype">release/v1.0.0</text:span>, on inverse simplement l’ordre :</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5"><text:span text:style-name="Teletype">--oneline</text:span> permet de limiter l’affichage de chaque <text:span text:style-name="Italique">commit</text:span> sur une seule ligne.</text:p>
        </text:list-item>
        <text:list-item>
          <text:p text:style-name="P5"><text:span text:style-name="Teletype">--stat</text:span> affiche la liste des fichiers modifiés et le nombre d’ajouts et suppressions, par ex<text:span text:style-name="T16">emple</text:span> :</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text:soft-pag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 de rendre plus lisible le résultat.</text:p>
      <text:list xml:id="list224311214011859" text:style-name="List_20_1">
        <text:list-item>
          <text:p text:style-name="P5"><text:span text:style-name="Teletype">--left-right</text:span> ajoute à chaque ligne un <text:span text:style-name="Teletype">&lt;</text:span> ou un <text:span text:style-name="Teletype">&gt;</text:span> selon <text:span text:style-name="T17">que</text:span> la ligne fait référence à la première ou à la deuxième branche.</text:p>
        </text:list-item>
        <text:list-item>
          <text:p text:style-name="P5"><text:span text:style-name="Teletype">--decorate</text:span> affiche clairement les <text:span text:style-name="T24">« </text:span>refs<text:span text:style-name="T24"> »</text:span> (tags, branches, <text:span text:style-name="Teletype">HEAD</text:span>) entre parenthèses après le SHA-1 des <text:span text:style-name="Italique">commits</text:span>.</text:p>
        </text:list-item>
        <text:list-item>
          <text:p text:style-name="P5"><text:span text:style-name="Teletype">--graph</text:span> constitue un graphe en ASCII art.</text:p>
        </text:list-item>
      </text:list>
      <text:p text:style-name="Standard">Par exemple :</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text:soft-pag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Comment comparer l’état de tous les fichiers présents dans deux branches ?</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Une première étape pour trier, pourrait être de ne pas afficher les différences en tant que telles, mais de liste<text:span text:style-name="T17">r</text:span> les fichiers et le nombre de différences qu’ils contiennent avec l’option <text:span text:style-name="Teletype">--stat</text:span> :</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text:soft-pag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
      <text:h text:style-name="Heading_20_2" text:outline-level="2">Comment comparer l’état d’un fichier présent dans deux branches ?</text:h>
      <text:p text:style-name="Standard">On ajoute simplement le chemin relatif du fichier à comparer :</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
      <text:h text:style-name="Heading_20_1" text:outline-level="1">Les fusions de branches (merge)</text:h>
      <text:h text:style-name="Heading_20_2" text:outline-level="2">Qu’est-ce qu’une fusion (merge) ?</text:h>
      <text:p text:style-name="Standard">C’est <text:span text:style-name="T17">la réunion de deux branches</text:span>, généralement d’une branche enfant <text:span text:style-name="T18">avec</text:span> une branche parente.</text:p>
      <text:p text:style-name="Standard">Par exemple :</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text:change-start text:change-id="ct115646528"/>,<text:change-end text:change-id="ct115646528"/> ces deux branches pointent sur le <text:span text:style-name="Italique">commit</text:span> <text:span text:style-name="Teletype">M1</text:span> :</text:p>
      <table:table table:name="dvp_code_text_62" table:style-name="dvp_5f_code_5f_text_5f_62">
        <table:table-column table:style-name="dvp_5f_code_5f_text_5f_62.A" table:number-columns-repeated="6"/>
        <text:soft-page-break/>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 :</text:p>
      <table:table table:name="dvp_code_text_63" table:style-name="dvp_5f_code_5f_text_5f_63">
        <table:table-column table:style-name="dvp_5f_code_5f_text_5f_63.A" table:number-columns-repeated="6"/>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 :</text:p>
      <table:table table:name="dvp_code_text_64" table:style-name="dvp_5f_code_5f_text_5f_64">
        <table:table-column table:style-name="dvp_5f_code_5f_text_5f_64.A" table:number-columns-repeated="6"/>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 :</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 :</text:p>
      <table:table table:name="dvp_code_text_66" table:style-name="dvp_5f_code_5f_text_5f_66">
        <table:table-column table:style-name="dvp_5f_code_5f_text_5f_66.A" table:number-columns-repeated="6"/>
        <text:soft-page-break/>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Comment fusionner une branche toto dans une branche master ?</text:h>
      <text:p text:style-name="Standard">Il faut se positionner sur la branche de destination au préalable (<text:span text:style-name="Italique">checkout</text:span>) :</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 en cours dans le répertoire de travail (<text:span text:style-name="Italique">working directory</text:span>) sinon Git refusera la fusion.</text:p>
      <text:p text:style-name="Standard">Ceci fait, la fusion des deux branches est possible :</text:p>
      <table:table table:name="dvp_code_text_68" table:style-name="dvp_5f_code_5f_text_5f_68">
        <table:table-column table:style-name="dvp_5f_code_5f_text_5f_68.A" table:number-columns-repeated="6"/>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 ?</text:h>
      <text:p text:style-name="Standard">Un <text:span text:style-name="Italique">merge fast-forward</text:span> peut avoir lieu lorsque la branche parente n’a pas évolué depuis la création de la branche à fusionner.</text:p>
      <text:p text:style-name="Standard">Par exemple dans cette situation :</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text:soft-pag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 :</text:p>
      <table:table table:name="dvp_code_text_70" table:style-name="dvp_5f_code_5f_text_5f_70">
        <table:table-column table:style-name="dvp_5f_code_5f_text_5f_70.A" table:number-columns-repeated="6"/>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text:p>
      <text:p text:style-name="Standard">Par exemple avec la situation précédente :</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 :</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span text:style-name="T24">« </text:span>de merge<text:span text:style-name="T24"> »</text:span> qui aura la particularité d’avoir deux parents, ici <text:span text:style-name="Teletype">M3</text:span> et <text:span text:style-name="Teletype">B3</text:span> :</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ext:soft-page-break/>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 :</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text:change-start text:change-id="ct343044016"/><text:span text:style-name="T35">t</text:span><text:change-end text:change-id="ct343044016"/> à cet historique :</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Certains utilisateurs aiment conserver la visibilité de l’exist<text:span text:style-name="T18">e</text:span>nce des branches, même après leur fusion et leur suppression :</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 ?</text:h>
      <text:p text:style-name="Standard">La solution la plus simple consiste à supprimer les <text:span text:style-name="Italique">commits</text:span> sur la branche de destination. <text:change-start text:change-id="ct343041328"/><text:line-break/><text:change-end text:change-id="ct343041328"/><text:soft-page-break/>Par exemple dans cette situation :</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En se positionnant (<text:span text:style-name="Italique">checkout</text:span>) sur la branche <text:span text:style-name="Teletype">master</text:span>, on peut soit supprimer le dernier <text:span text:style-name="Italique">commit</text:span> :</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text:span text:style-name="T18">s</text:span>oit donner à la commande <text:span text:style-name="Teletype">reset</text:span> le SHA-1 du <text:span text:style-name="Italique">commit</text:span> <text:span text:style-name="Teletype">M1</text:span> :</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 :</text:p>
      <table:table table:name="dvp_code_text_80" table:style-name="dvp_5f_code_5f_text_5f_80">
        <table:table-column table:style-name="dvp_5f_code_5f_text_5f_80.A" table:number-columns-repeated="6"/>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 ?</text:h>
      <text:p text:style-name="Standard">Un conflit appara<text:span text:style-name="T18">î</text:span>t lors d’une fusion, lorsque deux fichiers ont évolué sur la même ligne de code, mais différemment.</text:p>
      <text:p text:style-name="Standard">Git ne peut pas savoir où est la vérité, il demande donc à l’utilisateur de trancher en modifiant le fichier source à fusionner. <text:span text:style-name="T18">Git met en évidence </text:span>les deux versions possibles <text:span text:style-name="T18">en les </text:span>encad<text:change text:change-id="ct115645856"/><text:span text:style-name="T18">rant</text:span> par des marqueurs.</text:p>
      <text:h text:style-name="Heading_20_2" text:outline-level="2"><text:soft-page-break/>Comment gérer un conflit ?</text:h>
      <text:p text:style-name="Standard">Par exemple, avec un conflit sur le fichier <text:span text:style-name="Teletype">index.html</text:span> lors d’une fusion de <text:span text:style-name="Teletype">toto</text:span> dans <text:span text:style-name="Teletype">master,</text:span> on aurait :</text:p>
      <text:list xml:id="list224310815259806" text:style-name="List_20_1">
        <text:list-item>
          <text:p text:style-name="P5"><text:span text:style-name="Teletype">&lt;&lt;&lt;&lt;&lt;&lt;&lt; HEAD</text:span> qui désigne le début de la version de <text:span text:style-name="Teletype">master</text:span><text:change text:change-id="ct115645632"/><text:change-start text:change-id="ct115645408"/>;<text:change-end text:change-id="ct115645408"/></text:p>
        </text:list-item>
        <text:list-item>
          <text:p text:style-name="P5"><text:span text:style-name="Teletype">=======</text:span> qui sépare les deux versions et <text:span text:style-name="T18">commence</text:span> donc la version de <text:span text:style-name="Teletype">toto</text:span><text:change text:change-id="ct116488096"/><text:span text:style-name="Teletype"> </text:span>;</text:p>
        </text:list-item>
        <text:list-item>
          <text:p text:style-name="P5"><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 ?</text:h>
      <text:p text:style-name="Standard">Pendant la résolution des conflits exécutez simplement un <text:span text:style-name="Teletype">git merge --abort</text:span>.</text:p>
      <text:h text:style-name="Heading_20_1" text:outline-level="1">Réécriture de l’historique (rebase)</text:h>
      <text:h text:style-name="Heading_20_2" text:outline-level="2">Qu’est-ce qu’un rebase ?</text:h>
      <text:p text:style-name="Standard">Conceptuellement il s’agit d’une réécriture de l’historique.</text:p>
      <text:p text:style-name="Standard">Techniquement il s’agit de changer le parent du <text:span text:style-name="Italique">commit</text:span> à la base de la branche <text:span text:style-name="T18">dont on veut faire un</text:span> <text:span text:style-name="Italique">rebase,</text:span> ce qui a pour conséquence de recréer tous les <text:span text:style-name="Italique">commits</text:span> descendants (du fait du nouveau <text:span text:style-name="Italique">timestamp</text:span>).</text:p>
      <text:p text:style-name="Standard">De ce fait<text:change-start text:change-id="ct116148688"/>,<text:change-end text:change-id="ct116148688"/> il ne faut <text:span text:style-name="Gras">jamais </text:span><text:span text:style-name="Gras"><text:span text:style-name="T26">faire un</text:span></text:span> <text:span text:style-name="Italique">rebase</text:span> <text:span text:style-name="T18">d’</text:span>une branche qui a été publiée quelque part et donc le <text:span text:style-name="Italique">rebase</text:span> ne doit s’appliquer qu’à des branches privées, c’est à dire qui n’existe<text:change-start text:change-id="ct116148240"/><text:span text:style-name="T35">nt</text:span><text:change-end text:change-id="ct116148240"/> que sur votre machine.</text:p>
      <text:h text:style-name="Heading_20_2" text:outline-level="2">Pourquoi effectuer un rebase ?</text:h>
      <text:p text:style-name="Standard">Principalement pour conserver un historique propre et lisible.</text:p>
      <text:p text:style-name="Standard">La bonne pratique est de systématiquement <text:span text:style-name="T18">faire un </text:span><text:span text:style-name="Italique">rebase</text:span> <text:span text:style-name="T18">d’</text:span>une branche de travail avant de chercher à <text:soft-page-break/>la fusionner avec une branche de collaboration (nommée généralement <text:span text:style-name="Teletype">master</text:span>).</text:p>
      <text:p text:style-name="Standard">Prenons la situation suivante :</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text:span text:style-name="T19">er</text:span> <text:span text:style-name="Teletype">master</text:span> et la situation sur le dépôt distant est en réalité :</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 :</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 :</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text:soft-page-break/></text:p>
      <text:p text:style-name="Standard">Si vous choisissez de <text:span text:style-name="T19">faire un </text:span><text:span text:style-name="Italique">rebase,</text:span> vous allez obtenir ceci :</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text:p>
      <text:p text:style-name="Standard">À chaque étape, si Git rencontre un conflit, il vous laissera la main pour le résoudre.</text:p>
      <text:p text:style-name="Standard"><text:span text:style-name="Gras">Important</text:span> :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text:change-start text:change-id="ct116149584"/> <text:span text:style-name="T4">et un</text:span><text:change-end text:change-id="ct116149584"/><text:change text:change-id="ct335615888"/><text:change-start text:change-id="ct105244480"/><office:annotation><dc:creator>bruno barthel</dc:creator><dc:date>2019-05-05T11:10:39.002000000</dc:date><text:p text:style-name="P10"><text:span text:style-name="T42">Pour éviter la répétition de « donc »</text:span></text:p></office:annotation><text:change-end text:change-id="ct105244480"/> SHA-1 identifiant le <text:span text:style-name="Italique">commit</text:span> <text:change text:change-id="ct116491008"/>différent.</text:p>
      <text:h text:style-name="Heading_20_2" text:outline-level="2">Comment effectuer un rebase ?</text:h>
      <text:p text:style-name="Standard">Commencez par récupérer l’état de la branche parente sur le dépôt distant :</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text:span text:style-name="T19">concernée par le</text:span> <text:span text:style-name="Italique">rebase</text:span> et exécutez-le (la commande <text:span text:style-name="Teletype">rebase</text:span> prend en argument la branche servant de base, c’est à dire la branche parente) :</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text:soft-page-break/></text:p>
      <text:h text:style-name="Heading_20_2" text:outline-level="2">Qu’est-ce qu’un rebase int<text:span text:style-name="T19">e</text:span>ractif ?</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 :</text:p>
      <text:list xml:id="list224311755332931" text:style-name="List_20_1">
        <text:list-item>
          <text:p text:style-name="P5"><text:span text:style-name="Teletype">pick</text:span> pour utiliser le <text:span text:style-name="Italique">commit</text:span> ;</text:p>
        </text:list-item>
        <text:list-item>
          <text:p text:style-name="P5"><text:span text:style-name="Teletype">reword</text:span> pour utiliser le <text:span text:style-name="Italique">commit</text:span> et changer son message ;</text:p>
        </text:list-item>
        <text:list-item>
          <text:p text:style-name="P5"><text:span text:style-name="Teletype">edit</text:span> pour utiliser le <text:span text:style-name="Italique">commit</text:span> mais pour pouvoir le modifier ;</text:p>
        </text:list-item>
        <text:list-item>
          <text:p text:style-name="P5"><text:span text:style-name="Teletype">squash</text:span> pour fusionner le <text:span text:style-name="Italique">commit</text:span> avec le précédent ;</text:p>
        </text:list-item>
        <text:list-item>
          <text:p text:style-name="P5"><text:span text:style-name="Teletype">fixup</text:span> comme squash mais en supprimant le message de <text:span text:style-name="Italique">commit</text:span> du <text:span text:style-name="Italique">commit</text:span> fusionné ;</text:p>
        </text:list-item>
        <text:list-item>
          <text:p text:style-name="P5"><text:span text:style-name="Teletype">exec</text:span> pour exécuter une commande shell ;</text:p>
        </text:list-item>
        <text:list-item>
          <text:p text:style-name="P5"><text:span text:style-name="Teletype">drop</text:span> pour ignorer le <text:span text:style-name="Italique">commit</text:span> qui n’existera donc plus dans votre historique au terme de l’opération.</text:p>
        </text:list-item>
      </text:list>
      <text:h text:style-name="Heading_20_2" text:outline-level="2">Pourquoi effectuer un rebase int<text:span text:style-name="T19">e</text:span>ractif ?</text:h>
      <text:p text:style-name="Standard"><text:span text:style-name="T19">On effectue un rebase interactif p</text:span>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text:change-start text:change-id="ct105951264"/><text:span text:style-name="T5">e</text:span><text:change-end text:change-id="ct105951264"/><text:change text:change-id="ct510743168"/>ractif ?</text:h>
      <text:p text:style-name="Standard">Il suffit d’ajouter le paramètre <text:span text:style-name="Teletype">-i</text:span> à la commande et d’y adjoindre la profondeur (combien de commits depuis la tête de la branche seront concernés).</text:p>
      <text:p text:style-name="Standard">Par exemple :</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text:soft-page-break/></text:p>
      <text:p text:style-name="Standard"><text:span text:style-name="T19">a</text:span>ura pour effet de <text:span text:style-name="T19">faire un </text:span><text:span text:style-name="Italique">rebase</text:span> <text:span text:style-name="T19">d</text:span>es trois derniers <text:span text:style-name="Italique">commits</text:span> de votre branche.</text:p>
      <text:p text:style-name="Standard">L’exécution de cette commande entra<text:span text:style-name="T19">î</text:span>ne l’ouverture d’un éditeur de texte depuis votre shell. <text:span text:style-name="T19">S</text:span>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text:change-start text:change-id="ct343045360"/>,<text:change-end text:change-id="ct343045360"/> à chaque étape<text:change-start text:change-id="ct343038640"/>,<text:change-end text:change-id="ct343038640"/> quelle opération vous souhaitez effectuer.</text:p>
      <text:p text:style-name="Standard">Par défaut<text:change-start text:change-id="ct343042672"/>,<text:change-end text:change-id="ct343042672"/> on obtient <text:span text:style-name="Teletype">pick</text:span> pour chaque <text:span text:style-name="Italique">commit</text:span>, par exemple :</text:p>
      <table:table table:name="dvp_code_text_89" table:style-name="dvp_5f_code_5f_text_5f_89">
        <table:table-column table:style-name="dvp_5f_code_5f_text_5f_89.A" table:number-columns-repeated="6"/>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text:change-start text:change-id="ct343038864"/>,<text:change-end text:change-id="ct343038864"/><text:change-start text:change-id="ct343041104"/><office:annotation><dc:creator>bruno barthel</dc:creator><dc:date>2019-05-05T11:14:05.509000000</dc:date><text:p text:style-name="P10"><text:span text:style-name="T42">Subtilité linguistique : quand les propositions coordonnées ont des sujets différents, la virgule est requise avant la conjonction « et »</text:span></text:p></office:annotation><text:change-end text:change-id="ct343041104"/> et Git démarrera l’opération de <text:span text:style-name="Italique">rebase</text:span> int<text:span text:style-name="T19">e</text:span>ractif.</text:p>
      <text:p text:style-name="Standard">Si par exemple je veux changer les messages de <text:span text:style-name="Italique">commit</text:span> des trois commits de ma branche, je vais configurer ainsi :</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ext:soft-page-break/>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 ?</text:h>
      <text:p text:style-name="Standard">Comme pour annuler une fusion :</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Cette commande fonctionne pour le <text:span text:style-name="Italique">rebase</text:span> standard comme pour le <text:span text:style-name="Italique">rebase</text:span> int<text:span text:style-name="T19">e</text:span>ractif.</text:p>
      <text:h text:style-name="Heading_20_2" text:outline-level="2">Comment résoudre un conflit lors d’un rebase ?</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 !)</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text:span text:style-name="T19">ées</text:span> par vous et <text:span text:style-name="T19">par </text:span>les autres utilisateurs.</text:p>
      <text:p text:style-name="Standard"><text:soft-page-break/>Cette commande fonctionne pour le <text:span text:style-name="Italique">rebase</text:span> standard comme pour le <text:span text:style-name="Italique">rebase</text:span> int<text:span text:style-name="T19">e</text:span>ractif.</text:p>
      <text:h text:style-name="Heading_20_1" text:outline-level="1">Les tags</text:h>
      <text:h text:style-name="Heading_20_2" text:outline-level="2">Qu’est-ce qu’un tag ?</text:h>
      <text:p text:style-name="Standard">C’est un <text:span text:style-name="Italique">label</text:span> (une chaîne de caractères) pointant sur un et un seul <text:span text:style-name="Italique">commit</text:span>.</text:p>
      <text:p text:style-name="Standard">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 tag ?</text:h>
      <text:p text:style-name="Standard">En ligne de commande :</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 :</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text:soft-page-break/>Comment supprimer un tag ?</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text:line-break/>La bonne pratique est de créer un nouveau <text:span text:style-name="Italique">tag</text:span> !</text:p>
      <text:h text:style-name="Heading_20_2" text:outline-level="2">Comment renommer un tag ?</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 ?</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Comment comparer deux tags ?</text:h>
      <text:p text:style-name="Standard">Exactement comme avec les branches, remplacez simplement les noms des branches par les noms des tags.</text:p>
      <text:h text:style-name="Heading_20_2" text:outline-level="2">Comment comparer l’état d’un fichier présent dans deux tags ?</text:h>
      <text:p text:style-name="Standard">Exactement comme avec les branches, remplacez simplement les noms des branches par les noms des <text:span text:style-name="Italique">tags</text:span>.</text:p>
      <text:h text:style-name="Heading_20_1" text:outline-level="1"><text:soft-page-break/>Le<text:change text:change-id="ct116488768"/> <text:span text:style-name="T20"><office:annotation><dc:creator>bruno barthel</dc:creator><dc:date>2019-04-24T11:43:58</dc:date><text:p text:style-name="P9"><text:span text:style-name="T39">L’usage du terme « trace » est préférable à l’anglicisme « log » qui par ailleurs est plus souvent rencontré au féminin</text:span></text:p></office:annotation></text:span><text:change-start text:change-id="ct116489664"/><text:span text:style-name="T20">journal (log)</text:span><text:change-end text:change-id="ct116489664"/><text:change-start text:change-id="ct116489888"/><text:span text:style-name="T20"><office:annotation><dc:creator>Marc Loupias</dc:creator><dc:date>2019-04-28T17:15:06.105052296</dc:date><loext:sender-initials>ML</loext:sender-initials><text:p text:style-name="P9"><text:span text:style-name="T44">Répondre à bruno barthel (24/04/2019, 11:43): "..."</text:span></text:p><text:p><text:span text:style-name="T41">Trace correspond plus à la trace de l’exécution d’un programme. Il s’agit ici plutôt d’un journal.</text:span></text:p><text:p><text:span text:style-name="T41"/></text:p><text:p><text:span text:style-name="T41">C’est important de garder le mot clef « log » dans les différents titres et contenus pour des raisons de SEO et également pour permettre au lecteur de ne pas se perdre dans des traductions de commandes ou de concepts.</text:span></text:p><text:p><text:span text:style-name="T41"/></text:p><text:p><text:span text:style-name="T41">On peut intégrer une traduction de « log » en « journal » si c’est souhaité tout en conservant la présence de la commande « log ». Comme par exemple avec « fusion » et « merge ».</text:span></text:p><text:p><text:span text:style-name="T41"/></text:p><text:p><text:span text:style-name="T41">C’est du coup l’ensemble des questions de cette section qu’il faut retravailler.</text:span></text:p></office:annotation></text:span><text:change-end text:change-id="ct116489888"/><text:change-start text:change-id="ct105952608"/><text:span text:style-name="T20"><office:annotation><dc:creator>bruno barthel</dc:creator><dc:date>2019-05-05T11:17:07.140000000</dc:date><text:p text:style-name="P10"><text:span text:style-name="T40">Répondre à Marc Loupias (28/04/2019, 17:15): "..."</text:span></text:p><text:p><text:span text:style-name="T41">OK pour journal plutôt que trace, avec log entre parenthèses :-)</text:span></text:p></office:annotation></text:span><text:change-end text:change-id="ct105952608"/></text:h>
      <text:h text:style-name="Heading_20_2" text:outline-level="2">Qu’est-ce que l<text:span text:style-name="T20">e</text:span><text:change-start text:change-id="ct116490560"/><text:span text:style-name="T20"> journal</text:span><text:change-end text:change-id="ct116490560"/><text:span text:style-name="T20"> </text:span><text:change-start text:change-id="ct116490112"/><text:span text:style-name="T20">(</text:span><text:change-end text:change-id="ct116490112"/><text:span text:style-name="T20">log</text:span><text:change-start text:change-id="ct116490784"/><text:span text:style-name="T20">)</text:span><text:change-end text:change-id="ct116490784"/> ?</text:h>
      <text:p text:style-name="Standard">L<text:change-start text:change-id="ct116491680"/><text:span text:style-name="T29">e journal</text:span><text:change-end text:change-id="ct116491680"/><text:span text:style-name="T29"> (log)</text:span> permet d’explorer l’historique des commits du dépôt.</text:p>
      <text:p text:style-name="Standard">Les options et possibilités sont très nombreuses, on peut filtrer l’affichage de beaucoup de manières, par référence<text:change text:change-id="ct514196672"/> (branches, tags), par auteur de commit, par date, etc.</text:p>
      <text:p text:style-name="Standard">On peut aussi comparer les références entre elles (branches, tags) afin d’afficher un CHANGELOG des commits entre différentes versions par exemple.</text:p>
      <text:p text:style-name="Standard">C’est un outil indispensable pour comprendre l’historique, il est également très utile pour la maintenance.</text:p>
      <text:h text:style-name="Heading_20_2" text:outline-level="2">Comment afficher l<text:span text:style-name="T21">e</text:span><text:change-start text:change-id="ct116491904"/><text:span text:style-name="T21"> journal</text:span><text:change-end text:change-id="ct116491904"/><text:span text:style-name="T21"> </text:span><text:change-start text:change-id="ct116492352"/><text:span text:style-name="T21">(</text:span><text:change-end text:change-id="ct116492352"/><text:span text:style-name="T21">log</text:span><text:change-start text:change-id="ct116492128"/><text:span text:style-name="T21">)</text:span><text:change-end text:change-id="ct116492128"/> ?</text:h>
      <text:p text:style-name="Standard">Dans sa forme la plus simple :</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soft-pag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Comment afficher le<text:change-start text:change-id="ct116492800"/> <text:span text:style-name="T6">journal</text:span><text:change-end text:change-id="ct116492800"/> <text:change-start text:change-id="ct116493024"/><text:span text:style-name="T6">(</text:span><text:change-end text:change-id="ct116493024"/>log<text:change-start text:change-id="ct116493248"/><text:span text:style-name="T6">)</text:span><text:change-end text:change-id="ct116493248"/> sous forme graphique dans la console ?</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text:change-start text:change-id="ct116493472"/><text:span text:style-name="T6">jou</text:span><text:change-end text:change-id="ct116493472"/><text:change-start text:change-id="ct396471552"/><text:span text:style-name="T6">r</text:span><text:change-end text:change-id="ct396471552"/><text:change-start text:change-id="ct462529872"/><text:span text:style-name="T6">n</text:span><text:change-end text:change-id="ct462529872"/><text:change text:change-id="ct462530096"/><text:change-start text:change-id="ct462530320"/><text:span text:style-name="T6">al (</text:span><text:change-end text:change-id="ct462530320"/>log<text:change-start text:change-id="ct116493696"/><text:span text:style-name="T6">)</text:span><text:change-end text:change-id="ct116493696"/> sur une seule ligne pour chaque commit ?</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Comment afficher un <text:change text:change-id="ct116493920"/><text:span text:style-name="T27">historique des modifications</text:span><text:change-start text:change-id="ct116494144"/><text:span text:style-name="T27"> (CHANGELOG)</text:span><text:change-end text:change-id="ct116494144"/> entre deux tags ?</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text:soft-page-break/>Comment filtrer le <text:change-start text:change-id="ct116494368"/><text:span text:style-name="T6">jou</text:span><text:change-end text:change-id="ct116494368"/><text:change-start text:change-id="ct514191296"/><text:span text:style-name="T6">r</text:span><text:change-end text:change-id="ct514191296"/><text:change-start text:change-id="ct514197792"/><text:span text:style-name="T6">n</text:span><text:change-end text:change-id="ct514197792"/><text:change text:change-id="ct514195552"/><text:change-start text:change-id="ct514196000"/><text:span text:style-name="T6">al (</text:span><text:change-end text:change-id="ct514196000"/>log<text:change-start text:change-id="ct116494592"/><text:span text:style-name="T6">)</text:span><text:change-end text:change-id="ct116494592"/> sur la base des messages de commit ?</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Comment filtrer le <text:change-start text:change-id="ct116494816"/><text:span text:style-name="T6">journal </text:span><text:change-end text:change-id="ct116494816"/><text:change-start text:change-id="ct116495040"/><text:span text:style-name="T6">(</text:span><text:change-end text:change-id="ct116495040"/>log<text:change-start text:change-id="ct116495264"/><text:span text:style-name="T6">)</text:span><text:change-end text:change-id="ct116495264"/> sur la base de l’auteur des commits ?</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text:change-start text:change-id="ct116495488"/><text:span text:style-name="T6">journal (</text:span><text:change-end text:change-id="ct116495488"/>log<text:change-start text:change-id="ct116495712"/><text:span text:style-name="T6">)</text:span><text:change-end text:change-id="ct116495712"/> ?</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Comment trouver qui a modifié quelle ligne dans un fichier donné ?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text:soft-pag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Chaque ligne du fichier est affichée, devant chaque ligne on a le SHA-1 en version courte, le nom de l’auteur et le timestamp de création du commit.</text:p>
      <text:p text:style-name="Standard">On navigue comme <text:change text:change-id="ct116148464"/><text:change-start text:change-id="ct462530544"/><text:span text:style-name="T37">pour</text:span><text:span text:style-name="T37"><office:annotation><dc:creator>bruno barthel</dc:creator><dc:date>2019-05-05T11:18:45.936000000</dc:date><text:p text:style-name="P10"><text:span text:style-name="T42">Éviter la répétition « avec »</text:span></text:p></office:annotation></text:span><text:change-end text:change-id="ct462530544"/>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 :</text:p>
      <text:list xml:id="list224312175224464" text:style-name="List_20_1">
        <text:list-item>
          <text:p text:style-name="P5">les <text:span text:style-name="Italique">issues</text:span> qui peuvent être utilisées comme un bug tracker ou/et comme un planificateur de tâches ;</text:p>
        </text:list-item>
        <text:list-item>
          <text:p text:style-name="P5">les <text:span text:style-name="Italique">milestones</text:span> qui permettent de relier les <text:span text:style-name="Italique">issues</text:span> à une version en devenir ;</text:p>
        </text:list-item>
        <text:list-item>
          <text:p text:style-name="P5">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text:soft-page-break/>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 ?</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 ?</text:h>
      <text:p text:style-name="Standard">Le fichier <text:span text:style-name="Teletype">README.md</text:span> du dépôt doit être lu en intégralité et très attentivement. Par convention, c’est le point d’entrée documentaire de tout projet.<text:line-break/>Il est affiché par défaut par les outils web type GitHub / GitLab lorsqu’on accède au dépôt du projet.<text:line-break/>Les premières instructions pour utiliser le projet (installation des dépendances, compilation, exécution…)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text:soft-page-break/>Parmi ces fichiers ont peut trouver :</text:p>
      <text:list xml:id="list224312250868608" text:style-name="List_20_1">
        <text:list-item>
          <text:p text:style-name="P5"><text:span text:style-name="Teletype">CONTRIBUTE.md</text:span> ou <text:span text:style-name="Teletype">CONTRIBUTING.md</text:span>, certains projets proposent un fichier dédié aux informations liées aux contributions ;</text:p>
        </text:list-item>
        <text:list-item>
          <text:p text:style-name="P5"><text:span text:style-name="Teletype">LICENSE.md</text:span>, important de savoir quelle sera la licence de votre contribution ;</text:p>
        </text:list-item>
        <text:list-item>
          <text:p text:style-name="P5"><text:span text:style-name="Teletype">ISSUE_TEMPLATE.md</text:span>, un template pour la création d’issue. Il est de bon ton de le respecter ;</text:p>
        </text:list-item>
        <text:list-item>
          <text:p text:style-name="P5"><text:span text:style-name="Teletype">PULL_REQUEST_TEMPLATE.md</text:span>, un template pour la création des Pull Request. De même<text:change-start text:change-id="ct462534800"/>,<text:change-end text:change-id="ct462534800"/> il est de bon ton de le respecter ;</text:p>
        </text:list-item>
        <text:list-item>
          <text:p text:style-name="P5"><text:span text:style-name="Teletype">CODE_OF_CONDUCT.md</text:span>, un code de conduite à tenir dans vos échanges avec les autres contributeurs. Il est parfois nécessaire de l’accepter en même temps que la première Pull Request ;</text:p>
        </text:list-item>
        <text:list-item>
          <text:p text:style-name="P5"><text:span text:style-name="Teletype">CODING_STYLE.md</text:span>, décrit ou donne des liens décrivant le style de code à utiliser. Ce fichier est parfois associé à un <text:change-start text:change-id="ct343039312"/>« <text:change-end text:change-id="ct343039312"/>linter<text:change-start text:change-id="ct343045584"/> »<office:annotation><dc:creator>bruno barthel</dc:creator><dc:date>2019-05-05T11:21:51.904000000</dc:date><text:p text:style-name="P10"><text:span text:style-name="T42">Sans doute faut il expliquer ce terme du jargon (sauf s’il est connu de tous, ce n’est pas mon cas mais je ne connais pas le sujet ;-))</text:span></text:p></office:annotation><text:change-end text:change-id="ct343045584"/> qui sera exécuté dans l’intégration continue avec les tests.</text:p>
        </text:list-item>
      </text:list>
      <text:h text:style-name="Heading_20_2" text:outline-level="2">Comment proposer un sujet de contribution ?</text:h>
      <text:p text:style-name="Standard">Ouvrez une issue !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Pourquoi est-il nécessaire de forker<office:annotation><dc:creator>bruno barthel</dc:creator><dc:date>2019-04-24T11:54:06</dc:date><text:p text:style-name="P9"><text:span text:style-name="T45">Forker </text:span><text:span text:style-name="T39">?</text:span><text:span text:style-name="T39"><text:line-break/></text:span><text:span text:style-name="T39">à remplacer dans le titre par un terme français avec, entre parenthèses, son équivalent anglais</text:span></text:p></office:annotation><text:change-start text:change-id="ct333785632"/><office:annotation><dc:creator>Marc Loupias</dc:creator><dc:date>2019-04-28T17:26:23.813688571</dc:date><loext:sender-initials>ML</loext:sender-initials><text:p text:style-name="P9"><text:span text:style-name="T44">Répondre à bruno barthel (24/04/2019, 11:54): "..."</text:span></text:p><text:p><text:span text:style-name="T41">Le problème c’est que ce concept n’existe pas en français. Il n’y a pas de traduction mot à mot possible. Et il a un sens précis. Tu as fait la remarque dans un autre commentaire ce qui me fait dire qu’il manque tout simplement une question à la FAQ dans la section « dépôts distants » : « Qu’est-ce qu’un fork ? » </text:span></text:p><text:p><text:span text:style-name="T41">:)</text:span></text:p><text:p><text:span text:style-name="T41"/></text:p><text:p><text:span text:style-name="T41">En regardant ma TODO list sur le dépôt de la FAQ je vois que je l’ai notée :</text:span></text:p><text:p><text:span text:style-name="T41"><text:a xlink:href="https://github.com/MarcLoupias/dev.com-faq-git/issues/23" xlink:type="simple">https://github.com/MarcLoupias/dev.com-faq-git/issues/23</text:a></text:span></text:p><text:p><text:span text:style-name="T41"/></text:p><text:p><text:span text:style-name="T41">Elle sera donc présente dans le lot suivant !</text:span></text:p></office:annotation><text:change-end text:change-id="ct333785632"/><text:change-start text:change-id="ct462538384"/><office:annotation><dc:creator>bruno barthel</dc:creator><dc:date>2019-05-05T11:23:40.592000000</dc:date><text:p text:style-name="P10"><text:span text:style-name="T40">Répondre à Marc Loupias (28/04/2019, 17:26): "..."</text:span></text:p><text:p><text:span text:style-name="T41">D’après ce que j’en comprends, le « fork » serait une sorte de dépôt privé ?</text:span></text:p><text:p><text:span text:style-name="T41">Si c’est le cas, on peut remplacer</text:span></text:p><text:p><text:span text:style-name="T41">« nécessaire de forker » </text:span></text:p><text:p><text:span text:style-name="T41">Par</text:span></text:p><text:p><text:span text:style-name="T41">« nécessaire de déposer dans un fork » </text:span></text:p><text:p><text:span text:style-name="T41">Et expliquer d’une courte phrase qu’un « fork » est un dépôt privatif ou autre...</text:span></text:p></office:annotation><text:change-end text:change-id="ct462538384"/> le projet sur lequel on souhaite contribuer ?</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text:soft-page-break/>Comment initialiser son dépôt local pour préparer une contribution ?</text:h>
      <text:p text:style-name="P1">Après avoir lu entièrement la documentation et <office:annotation office:name="__Annotation__7444_1284351148"><dc:creator>bruno barthel</dc:creator><dc:date>2019-04-24T11:55:37</dc:date><text:p text:style-name="P9"><text:span text:style-name="T39">Idem</text:span></text:p><text:p text:style-name="P9"><text:span text:style-name="T39">Éventuellement « copié dans le fork le dépôt principal » ?</text:span></text:p></office:annotation>forké<office:annotation-end office:name="__Annotation__7444_1284351148"/> le dépôt principal, il faut cloner sur votre machine le dépôt central : <text:span text:style-name="Teletype">git clone &lt;url-depot&gt;</text:span>.<text:line-break/>Ensuite, il faut ajouter votre fork à votre dépôt local en tant que dépôt distant :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Quelles sont les étapes habituelles d’une contribution de code ?</text:h>
      <text:p text:style-name="Standard">Après avoir lu entièrement la documentation, forké<office:annotation><dc:creator>bruno barthel</dc:creator><dc:date>2019-04-24T11:57:28</dc:date><text:p text:style-name="P9"><text:span text:style-name="T39">+1</text:span></text:p></office:annotation> le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 : <text:span text:style-name="Teletype">git checkout -b &lt;nom-de-votre-branche</text:span>.</text:p>
      <text:p text:style-name="Standard"><text:change-start text:change-id="ct514206080"/><text:span text:style-name="T38">À</text:span><text:change-end text:change-id="ct514206080"/><text:change text:change-id="ct462539280"/> ce stade, vous pouvez librement écrire vos commits.</text:p>
      <text:p text:style-name="Standard">Une fois terminé, il faut rebaser votre travail. En effet<text:change-start text:change-id="ct462531440"/>,<text:change-end text:change-id="ct462531440"/> vous avez pu passer plusieurs jours ou semaines à préparer votre contribution et donc d’autres personnes auront probablement fait avancer <text:span text:style-name="Teletype">master</text:span>.</text:p>
      <text:p text:style-name="Standard">Il convient donc de récupérer leur travail :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 : <text:span text:style-name="Teletype">git rebase master</text:span>.</text:p>
      <text:p text:style-name="Standard"><text:soft-page-break/>On peut également rebaser directement sa branche de travail sans tirer master via <text:span text:style-name="Teletype">git rebase origin/master</text:span>.<text:line-break/>Attention :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 : <text:span text:style-name="Teletype">git push fork &lt;nom-de-votre-branche&gt;</text:span>.</text:p>
      <text:p text:style-name="Standard">À ce stade, l’outil que vous utilisez pour collaborer vous proposera de créer une Pull Request (si GitHub) ou une Merge Request (si GitLab).</text:p>
      <text:p text:style-name="Standard">Une fois <text:span text:style-name="T22">la Pull Request </text:span>créée, c’est aux mainteneurs de travailler.<text:line-break/>Selon <text:span text:style-name="T22">leur mode de</text:span> fonctionnent et <text:span text:style-name="T22">la manière dont ils </text:span>ont configuré leur projet, le fait d’avoir proposé une contribution a pu déclencher un job dans l’intégration continue.<text:line-break/>Il convient de vérifier son résultat, car s<text:change-start text:change-id="ct462539952"/>’<text:change-end text:change-id="ct462539952"/><text:change text:change-id="ct462539056"/>il est en erreur, c’est à vous qu’il revient d’effectuer la correction, la Pull Request restera bloquée tant que la correction n’aura pas été effectuée.</text:p>
      <text:p text:style-name="Standard">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text:span text:style-name="T22">I</text:span>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22">faire un</text:span> <text:span text:style-name="Teletype">squash</text:span> <text:span text:style-name="T22">de </text:span>vos commits en un seul, un rebase intéractif suivi d’un <text:span text:style-name="Teletype">git push --force fork &lt;nom-de-votre-branche&gt;</text:span> sera nécessaire.<text:line-break/>Sinon, depuis peu, les mainteneurs peuvent <text:span text:style-name="T22">faire un </text:span><text:span text:style-name="Teletype">squash</text:span> <text:span text:style-name="T22">d</text:span>es commits eux-mêmes via l’interface web (sur GitHub comme sur GitLab).</text:p>
      <text:h text:style-name="Heading_20_2" text:outline-level="2">Qu’est-ce que cela m’apporte de contribuer à un projet OpenSource ?</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 :</text:p>
      <text:list xml:id="list224312935516894" text:style-name="List_20_1">
        <text:list-item>
          <text:p text:style-name="P5">votre autonomie et votre esprit d’initiative, notamment dans l’optique d’un télétravail ;</text:p>
        </text:list-item>
        <text:list-item>
          <text:p text:style-name="P5">une capacité à s’adapter à un contexte de travail spécifique (les règles spécifiques du projet) ;</text:p>
        </text:list-item>
        <text:list-item>
          <text:p text:style-name="P5">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7A702FEA8C9702C9.gif" xlink:type="simple" xlink:show="embed" xlink:actuate="onLoad" loext:mime-type="image/gif"/><svg:title>KitOOoDVP.gif</svg:title><svg:desc>Logo du KitOOoDVP</svg:desc></draw:frame><text:s/></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3-03-26T08:45:13.29</meta:creation-date>
    <meta:editing-cycles>53</meta:editing-cycles>
    <meta:editing-duration>PT2H34M49S</meta:editing-duration>
    <dc:title>FAQ Git</dc:title>
    <dc:description>Cet article a été conçu grâce au KitODT version 16 et au modèle d'article du KitOOoDVP le 20/04/2019 22:36:49.</dc:description>
    <dc:date>2019-05-05T11:31:11.948000000</dc:date>
    <meta:keyword>faq</meta:keyword>
    <meta:keyword>SCM</meta:keyword>
    <meta:keyword>Git</meta:keyword>
    <meta:initial-creator>Marc Loupias</meta:initial-creator>
    <dc:creator>bruno barthel</dc:creator>
    <meta:document-statistic meta:table-count="105" meta:image-count="1" meta:object-count="0" meta:page-count="50" meta:paragraph-count="863" meta:word-count="9660" meta:character-count="59203" meta:non-whitespace-character-count="49516"/>
    <meta:user-defined meta:name="Info 1"/>
    <meta:user-defined meta:name="Info 2"/>
    <meta:user-defined meta:name="Info 3"/>
    <meta:user-defined meta:name="Info 4"/>
    <meta:template xlink:type="simple" xlink:actuate="onRequest" xlink:title="Template du KitODT pour developpez.com" xlink:href="../../../../Users/Bruno/Users/Bruno/KitOOoDVP/KitOOoDVP/modeles/Developpez/article.ott" meta:date="2013-03-26T08:45:13.140000000"/>
  </office:meta>
</office:document-meta>
</file>